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4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365" calcext:value-type="float">
            <text:p>3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Civ IC 2017</text:p>
          </table:table-cell>
          <table:table-cell office:value-type="string" calcext:value-type="string">
            <text:p>estimate 2000</text:p>
          </table:table-cell>
          <table:table-cell office:value-type="string" calcext:value-type="string">
            <text:p>final 2000</text:p>
          </table:table-cell>
          <table:table-cell office:value-type="string" calcext:value-type="string">
            <text:p>GDP PPP 1999</text:p>
          </table:table-cell>
          <table:table-cell office:value-type="string" calcext:value-type="string">
            <text:p>Adj PPP 1999</text:p>
          </table:table-cell>
          <table:table-cell office:value-type="string" calcext:value-type="string">
            <text:p>1999 divided on 2018</text:p>
          </table:table-cell>
          <table:table-cell office:value-type="string" calcext:value-type="string">
            <text:p>GDP PPP 2018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dp/Civ IC</text:p>
          </table:table-cell>
          <table:table-cell office:value-type="string" calcext:value-type="string">
            <text:p>suggested mod</text:p>
          </table:table-cell>
          <table:table-cell office:value-type="string" calcext:value-type="string">
            <text:p>total mod</text:p>
          </table:table-cell>
          <table:table-cell table:number-columns-repeated="3"/>
          <table:table-cell office:value-type="string" calcext:value-type="string">
            <text:p>*365 (25%)</text:p>
          </table:table-cell>
          <table:table-cell office:value-type="string" calcext:value-type="string">
            <text:p>CIC</text:p>
          </table:table-cell>
          <table:table-cell office:value-type="string" calcext:value-type="string">
            <text:p>Sizemod_val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SUM([.C3:.C3])*[.H3]" office:value-type="float" office:value="137.162784235632" calcext:value-type="float">
            <text:p>137,1627842356</text:p>
          </table:table-cell>
          <table:table-cell office:value-type="float" office:value="137" calcext:value-type="float">
            <text:p>137</text:p>
          </table:table-cell>
          <table:table-cell table:style-name="ce1" office:value-type="float" office:value="9660" calcext:value-type="float">
            <text:p>9660</text:p>
          </table:table-cell>
          <table:table-cell table:formula="of:=SUM([.F3:.F3])*1.46" office:value-type="float" office:value="14103.6" calcext:value-type="float">
            <text:p>14103,6</text:p>
          </table:table-cell>
          <table:table-cell table:formula="of:=SUM([.G3])/[.I3]" office:value-type="float" office:value="0.653156115407771" calcext:value-type="float">
            <text:p>0,6531561154</text:p>
          </table:table-cell>
          <table:table-cell office:value-type="float" office:value="21593" calcext:value-type="float">
            <text:p>21593</text:p>
          </table:table-cell>
          <table:table-cell table:formula="of:=SUM(([.I3])*[.$J$2])/[.$A$1]" office:value-type="float" office:value="0.59158904109589" calcext:value-type="float">
            <text:p>0,5915890411</text:p>
          </table:table-cell>
          <table:table-cell table:formula="of:=SUM(([.I3])*[.$K$2])/[.$A$1]" office:value-type="float" office:value="14.7897260273973" calcext:value-type="float">
            <text:p>14,7897260274</text:p>
          </table:table-cell>
          <table:table-cell table:formula="of:=SUM([.I3])/[.C3]" office:value-type="float" office:value="102.82380952381" calcext:value-type="float">
            <text:p>102,8238095238</text:p>
          </table:table-cell>
          <table:table-cell table:formula="of:=SUM([.L3])/[.$A$1]" office:value-type="float" office:value="0.281709067188519" calcext:value-type="float">
            <text:p>0,2817090672</text:p>
          </table:table-cell>
          <table:table-cell table:formula="of:=SUM(([.M3])*[.C3])" office:value-type="float" office:value="59.158904109589" calcext:value-type="float">
            <text:p>59,1589041096</text:p>
          </table:table-cell>
          <table:table-cell office:value-type="string" calcext:value-type="string">
            <text:p>can be lower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UM(([.Q3])*0.25)*365" office:value-type="float" office:value="2.7375" calcext:value-type="float">
            <text:p>2,737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table:formula="of:=SUM([.C4:.C4])*[.H4]" office:value-type="float" office:value="27.7898660749663" calcext:value-type="float">
            <text:p>27,789866075</text:p>
          </table:table-cell>
          <table:table-cell office:value-type="float" office:value="42" calcext:value-type="float">
            <text:p>42</text:p>
          </table:table-cell>
          <table:table-cell office:value-type="float" office:value="3336" calcext:value-type="float">
            <text:p>3336</text:p>
          </table:table-cell>
          <table:table-cell table:formula="of:=SUM([.F4:.F4])*1.46" office:value-type="float" office:value="4870.56" calcext:value-type="float">
            <text:p>4870,56</text:p>
          </table:table-cell>
          <table:table-cell table:formula="of:=SUM([.G4])/[.I4]" office:value-type="float" office:value="0.192985181076155" calcext:value-type="float">
            <text:p>0,1929851811</text:p>
          </table:table-cell>
          <table:table-cell office:value-type="float" office:value="25238" calcext:value-type="float">
            <text:p>25238</text:p>
          </table:table-cell>
          <table:table-cell table:formula="of:=SUM(([.I4])*[.$J$2])/[.$A$1]" office:value-type="float" office:value="0.691452054794521" calcext:value-type="float">
            <text:p>0,6914520548</text:p>
          </table:table-cell>
          <table:table-cell table:formula="of:=SUM(([.I4])*[.$K$2])/[.$A$1]" office:value-type="float" office:value="17.286301369863" calcext:value-type="float">
            <text:p>17,2863013699</text:p>
          </table:table-cell>
          <table:table-cell table:formula="of:=SUM([.I4])/[.C4]" office:value-type="float" office:value="175.263888888889" calcext:value-type="float">
            <text:p>175,2638888889</text:p>
          </table:table-cell>
          <table:table-cell table:formula="of:=SUM([.L4])/[.$A$1]" office:value-type="float" office:value="0.48017503805175" calcext:value-type="float">
            <text:p>0,4801750381</text:p>
          </table:table-cell>
          <table:table-cell table:formula="of:=SUM(([.M4])*[.C4])" office:value-type="float" office:value="69.1452054794521" calcext:value-type="float">
            <text:p>69,1452054795</text:p>
          </table:table-cell>
          <table:table-cell office:value-type="string" calcext:value-type="string">
            <text:p>give chi +30 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table:formula="of:=SUM(([.Q4])*0.25)*365" office:value-type="float" office:value="7.3" calcext:value-type="float">
            <text:p>7,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72" calcext:value-type="float">
            <text:p>72</text:p>
          </table:table-cell>
          <table:table-cell table:formula="of:=SUM([.C5:.C5])*[.H5]" office:value-type="float" office:value="65.5280369515012" calcext:value-type="float">
            <text:p>65,5280369515</text:p>
          </table:table-cell>
          <table:table-cell office:value-type="float" office:value="66" calcext:value-type="float">
            <text:p>66</text:p>
          </table:table-cell>
          <table:table-cell office:value-type="float" office:value="3239" calcext:value-type="float">
            <text:p>3239</text:p>
          </table:table-cell>
          <table:table-cell table:formula="of:=SUM([.F5:.F5])*1.46" office:value-type="float" office:value="4728.94" calcext:value-type="float">
            <text:p>4728,94</text:p>
          </table:table-cell>
          <table:table-cell table:formula="of:=SUM([.G5])/[.I5]" office:value-type="float" office:value="0.910111624326405" calcext:value-type="float">
            <text:p>0,9101116243</text:p>
          </table:table-cell>
          <table:table-cell office:value-type="float" office:value="5196" calcext:value-type="float">
            <text:p>5196</text:p>
          </table:table-cell>
          <table:table-cell table:formula="of:=SUM(([.I5])*[.$J$2])/[.$A$1]" office:value-type="float" office:value="0.142356164383562" calcext:value-type="float">
            <text:p>0,1423561644</text:p>
          </table:table-cell>
          <table:table-cell table:formula="of:=SUM(([.I5])*[.$K$2])/[.$A$1]" office:value-type="float" office:value="3.55890410958904" calcext:value-type="float">
            <text:p>3,5589041096</text:p>
          </table:table-cell>
          <table:table-cell table:formula="of:=SUM([.I5])/[.C5]" office:value-type="float" office:value="72.1666666666667" calcext:value-type="float">
            <text:p>72,1666666667</text:p>
          </table:table-cell>
          <table:table-cell table:formula="of:=SUM([.L5])/[.$A$1]" office:value-type="float" office:value="0.197716894977169" calcext:value-type="float">
            <text:p>0,197716895</text:p>
          </table:table-cell>
          <table:table-cell table:formula="of:=SUM(([.M5])*[.C5])" office:value-type="float" office:value="14.2356164383562" calcext:value-type="float">
            <text:p>14,2356164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table:formula="of:=SUM(([.Q5])*0.25)*365" office:value-type="float" office:value="12.775" calcext:value-type="float">
            <text:p>12,775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66" calcext:value-type="float">
            <text:p>66</text:p>
          </table:table-cell>
          <table:table-cell table:formula="of:=SUM([.C6:.C6])*[.H6]" office:value-type="float" office:value="18.1214328358209" calcext:value-type="float">
            <text:p>18,1214328358</text:p>
          </table:table-cell>
          <table:table-cell office:value-type="float" office:value="22" calcext:value-type="float">
            <text:p>22</text:p>
          </table:table-cell>
          <table:table-cell office:value-type="float" office:value="1953" calcext:value-type="float">
            <text:p>1953</text:p>
          </table:table-cell>
          <table:table-cell table:formula="of:=SUM([.F6:.F6])*1.46" office:value-type="float" office:value="2851.38" calcext:value-type="float">
            <text:p>2851,38</text:p>
          </table:table-cell>
          <table:table-cell table:formula="of:=SUM([.G6])/[.I6]" office:value-type="float" office:value="0.274567164179104" calcext:value-type="float">
            <text:p>0,2745671642</text:p>
          </table:table-cell>
          <table:table-cell office:value-type="float" office:value="10385" calcext:value-type="float">
            <text:p>10385</text:p>
          </table:table-cell>
          <table:table-cell table:formula="of:=SUM(([.I6])*[.$J$2])/[.$A$1]" office:value-type="float" office:value="0.284520547945205" calcext:value-type="float">
            <text:p>0,2845205479</text:p>
          </table:table-cell>
          <table:table-cell table:formula="of:=SUM(([.I6])*[.$K$2])/[.$A$1]" office:value-type="float" office:value="7.11301369863014" calcext:value-type="float">
            <text:p>7,1130136986</text:p>
          </table:table-cell>
          <table:table-cell table:formula="of:=SUM([.I6])/[.C6]" office:value-type="float" office:value="157.348484848485" calcext:value-type="float">
            <text:p>157,3484848485</text:p>
          </table:table-cell>
          <table:table-cell table:formula="of:=SUM([.L6])/[.$A$1]" office:value-type="float" office:value="0.431091739310917" calcext:value-type="float">
            <text:p>0,4310917393</text:p>
          </table:table-cell>
          <table:table-cell table:formula="of:=SUM(([.M6])*[.C6])" office:value-type="float" office:value="28.4520547945205" calcext:value-type="float">
            <text:p>28,45205479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SUM(([.Q6])*0.25)*365" office:value-type="float" office:value="20.9875" calcext:value-type="float">
            <text:p>20,987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UM([.C7:.C7])*[.H7]" office:value-type="float" office:value="44.6422011385199" calcext:value-type="float">
            <text:p>44,6422011385</text:p>
          </table:table-cell>
          <table:table-cell office:value-type="float" office:value="45" calcext:value-type="float">
            <text:p>45</text:p>
          </table:table-cell>
          <table:table-cell office:value-type="float" office:value="2302" calcext:value-type="float">
            <text:p>2302</text:p>
          </table:table-cell>
          <table:table-cell table:formula="of:=SUM([.F7:.F7])*1.46" office:value-type="float" office:value="3360.92" calcext:value-type="float">
            <text:p>3360,92</text:p>
          </table:table-cell>
          <table:table-cell table:formula="of:=SUM([.G7])/[.I7]" office:value-type="float" office:value="0.797182163187856" calcext:value-type="float">
            <text:p>0,7971821632</text:p>
          </table:table-cell>
          <table:table-cell office:value-type="float" office:value="4216" calcext:value-type="float">
            <text:p>4216</text:p>
          </table:table-cell>
          <table:table-cell table:formula="of:=SUM(([.I7])*[.$J$2])/[.$A$1]" office:value-type="float" office:value="0.115506849315069" calcext:value-type="float">
            <text:p>0,1155068493</text:p>
          </table:table-cell>
          <table:table-cell table:formula="of:=SUM(([.I7])*[.$K$2])/[.$A$1]" office:value-type="float" office:value="2.88767123287671" calcext:value-type="float">
            <text:p>2,8876712329</text:p>
          </table:table-cell>
          <table:table-cell table:formula="of:=SUM([.I7])/[.C7]" office:value-type="float" office:value="75.2857142857143" calcext:value-type="float">
            <text:p>75,2857142857</text:p>
          </table:table-cell>
          <table:table-cell table:formula="of:=SUM([.L7])/[.$A$1]" office:value-type="float" office:value="0.206262230919765" calcext:value-type="float">
            <text:p>0,2062622309</text:p>
          </table:table-cell>
          <table:table-cell table:formula="of:=SUM(([.M7])*[.C7])" office:value-type="float" office:value="11.5506849315069" calcext:value-type="float">
            <text:p>11,55068493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,38</text:p>
          </table:table-cell>
          <table:table-cell table:formula="of:=SUM(([.Q7])*0.25)*365" office:value-type="float" office:value="34.675" calcext:value-type="float">
            <text:p>34,675</text:p>
          </table:table-cell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C8:.C8])*[.H8]" office:value-type="float" office:value="28.681541038526" calcext:value-type="float">
            <text:p>28,6815410385</text:p>
          </table:table-cell>
          <table:table-cell office:value-type="float" office:value="29" calcext:value-type="float">
            <text:p>29</text:p>
          </table:table-cell>
          <table:table-cell office:value-type="float" office:value="1466" calcext:value-type="float">
            <text:p>1466</text:p>
          </table:table-cell>
          <table:table-cell table:formula="of:=SUM([.F8:.F8])*1.46" office:value-type="float" office:value="2140.36" calcext:value-type="float">
            <text:p>2140,36</text:p>
          </table:table-cell>
          <table:table-cell table:formula="of:=SUM([.G8])/[.I8]" office:value-type="float" office:value="0.717038525963149" calcext:value-type="float">
            <text:p>0,717038526</text:p>
          </table:table-cell>
          <table:table-cell office:value-type="float" office:value="2985" calcext:value-type="float">
            <text:p>2985</text:p>
          </table:table-cell>
          <table:table-cell table:formula="of:=SUM(([.I8])*[.$J$2])/[.$A$1]" office:value-type="float" office:value="0.0817808219178082" calcext:value-type="float">
            <text:p>0,0817808219</text:p>
          </table:table-cell>
          <table:table-cell table:formula="of:=SUM(([.I8])*[.$K$2])/[.$A$1]" office:value-type="float" office:value="2.04452054794521" calcext:value-type="float">
            <text:p>2,0445205479</text:p>
          </table:table-cell>
          <table:table-cell table:formula="of:=SUM([.I8])/[.C8]" office:value-type="float" office:value="74.625" calcext:value-type="float">
            <text:p>74,625</text:p>
          </table:table-cell>
          <table:table-cell table:formula="of:=SUM([.L8])/[.$A$1]" office:value-type="float" office:value="0.204452054794521" calcext:value-type="float">
            <text:p>0,2044520548</text:p>
          </table:table-cell>
          <table:table-cell table:formula="of:=SUM(([.M8])*[.C8])" office:value-type="float" office:value="8.17808219178082" calcext:value-type="float">
            <text:p>8,17808219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table:formula="of:=SUM(([.Q8])*0.25)*365" office:value-type="float" office:value="49.275" calcext:value-type="float">
            <text:p>49,275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UM([.C9:.C9])*[.H9]" office:value-type="float" office:value="22.2369230769231" calcext:value-type="float">
            <text:p>22,2369230769</text:p>
          </table:table-cell>
          <table:table-cell office:value-type="float" office:value="18" calcext:value-type="float">
            <text:p>18</text:p>
          </table:table-cell>
          <table:table-cell office:value-type="float" office:value="1452" calcext:value-type="float">
            <text:p>1452</text:p>
          </table:table-cell>
          <table:table-cell table:formula="of:=SUM([.F9:.F9])*1.46" office:value-type="float" office:value="2119.92" calcext:value-type="float">
            <text:p>2119,92</text:p>
          </table:table-cell>
          <table:table-cell table:formula="of:=SUM([.G9])/[.I9]" office:value-type="float" office:value="0.570177514792899" calcext:value-type="float">
            <text:p>0,5701775148</text:p>
          </table:table-cell>
          <table:table-cell office:value-type="float" office:value="3718" calcext:value-type="float">
            <text:p>3718</text:p>
          </table:table-cell>
          <table:table-cell table:formula="of:=SUM(([.I9])*[.$J$2])/[.$A$1]" office:value-type="float" office:value="0.10186301369863" calcext:value-type="float">
            <text:p>0,1018630137</text:p>
          </table:table-cell>
          <table:table-cell table:formula="of:=SUM(([.I9])*[.$K$2])/[.$A$1]" office:value-type="float" office:value="2.54657534246575" calcext:value-type="float">
            <text:p>2,5465753425</text:p>
          </table:table-cell>
          <table:table-cell table:formula="of:=SUM([.I9])/[.C9]" office:value-type="float" office:value="95.3333333333333" calcext:value-type="float">
            <text:p>95,3333333333</text:p>
          </table:table-cell>
          <table:table-cell table:formula="of:=SUM([.L9])/[.$A$1]" office:value-type="float" office:value="0.261187214611872" calcext:value-type="float">
            <text:p>0,2611872146</text:p>
          </table:table-cell>
          <table:table-cell table:formula="of:=SUM(([.M9])*[.C9])" office:value-type="float" office:value="10.186301369863" calcext:value-type="float">
            <text:p>10,18630136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table:formula="of:=SUM(([.Q9])*0.25)*365" office:value-type="float" office:value="67.525" calcext:value-type="float">
            <text:p>67,525</text:p>
          </table:table-cell>
          <table:table-cell office:value-type="float" office:value="6" calcext:value-type="float">
            <text:p>6</text:p>
          </table:table-cell>
          <table:table-cell table:formula="of:=SUM([.S9])*(0.22)-0.58"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ino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C10:.C10])*[.H10]" office:value-type="float" office:value="13.0009127210496" calcext:value-type="float">
            <text:p>13,000912721</text:p>
          </table:table-cell>
          <table:table-cell office:value-type="float" office:value="13" calcext:value-type="float">
            <text:p>13</text:p>
          </table:table-cell>
          <table:table-cell office:value-type="float" office:value="892" calcext:value-type="float">
            <text:p>892</text:p>
          </table:table-cell>
          <table:table-cell table:formula="of:=SUM([.F10:.F10])*1.46" office:value-type="float" office:value="1302.32" calcext:value-type="float">
            <text:p>1302,32</text:p>
          </table:table-cell>
          <table:table-cell table:formula="of:=SUM([.G10])/[.I10]" office:value-type="float" office:value="0.371454649172847" calcext:value-type="float">
            <text:p>0,3714546492</text:p>
          </table:table-cell>
          <table:table-cell office:value-type="float" office:value="3506" calcext:value-type="float">
            <text:p>3506</text:p>
          </table:table-cell>
          <table:table-cell table:formula="of:=SUM(([.I10])*[.$J$2])/[.$A$1]" office:value-type="float" office:value="0.0960547945205479" calcext:value-type="float">
            <text:p>0,0960547945</text:p>
          </table:table-cell>
          <table:table-cell table:formula="of:=SUM(([.I10])*[.$K$2])/[.$A$1]" office:value-type="float" office:value="2.4013698630137" calcext:value-type="float">
            <text:p>2,401369863</text:p>
          </table:table-cell>
          <table:table-cell table:formula="of:=SUM([.I10])/[.C10]" office:value-type="float" office:value="100.171428571429" calcext:value-type="float">
            <text:p>100,1714285714</text:p>
          </table:table-cell>
          <table:table-cell table:formula="of:=SUM([.L10])/[.$A$1]" office:value-type="float" office:value="0.274442270058708" calcext:value-type="float">
            <text:p>0,2744422701</text:p>
          </table:table-cell>
          <table:table-cell table:formula="of:=SUM(([.M10])*[.C10])" office:value-type="float" office:value="9.60547945205479" calcext:value-type="float">
            <text:p>9,60547945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,96</text:p>
          </table:table-cell>
          <table:table-cell table:formula="of:=SUM(([.Q10])*0.25)*365" office:value-type="float" office:value="87.6" calcext:value-type="float">
            <text:p>87,6</text:p>
          </table:table-cell>
          <table:table-cell office:value-type="float" office:value="7" calcext:value-type="float">
            <text:p>7</text:p>
          </table:table-cell>
          <table:table-cell table:formula="of:=SUM([.S10])*(0.22)-0.58"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C11:.C11])*[.H11]" office:value-type="float" office:value="28.4098097251586" calcext:value-type="float">
            <text:p>28,4098097252</text:p>
          </table:table-cell>
          <table:table-cell office:value-type="float" office:value="28" calcext:value-type="float">
            <text:p>28</text:p>
          </table:table-cell>
          <table:table-cell office:value-type="float" office:value="1534" calcext:value-type="float">
            <text:p>1534</text:p>
          </table:table-cell>
          <table:table-cell table:formula="of:=SUM([.F11:.F11])*1.46" office:value-type="float" office:value="2239.64" calcext:value-type="float">
            <text:p>2239,64</text:p>
          </table:table-cell>
          <table:table-cell table:formula="of:=SUM([.G11])/[.I11]" office:value-type="float" office:value="0.946993657505285" calcext:value-type="float">
            <text:p>0,9469936575</text:p>
          </table:table-cell>
          <table:table-cell office:value-type="float" office:value="2365" calcext:value-type="float">
            <text:p>2365</text:p>
          </table:table-cell>
          <table:table-cell table:formula="of:=SUM(([.I11])*[.$J$2])/[.$A$1]" office:value-type="float" office:value="0.0647945205479452" calcext:value-type="float">
            <text:p>0,0647945205</text:p>
          </table:table-cell>
          <table:table-cell table:formula="of:=SUM(([.I11])*[.$K$2])/[.$A$1]" office:value-type="float" office:value="1.61986301369863" calcext:value-type="float">
            <text:p>1,6198630137</text:p>
          </table:table-cell>
          <table:table-cell table:formula="of:=SUM([.I11])/[.C11]" office:value-type="float" office:value="78.8333333333333" calcext:value-type="float">
            <text:p>78,8333333333</text:p>
          </table:table-cell>
          <table:table-cell table:formula="of:=SUM([.L11])/[.$A$1]" office:value-type="float" office:value="0.215981735159817" calcext:value-type="float">
            <text:p>0,2159817352</text:p>
          </table:table-cell>
          <table:table-cell table:formula="of:=SUM(([.M11])*[.C11])" office:value-type="float" office:value="6.47945205479452" calcext:value-type="float">
            <text:p>6,47945205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table:formula="of:=SUM(([.Q11])*0.25)*365" office:value-type="float" office:value="107.675" calcext:value-type="float">
            <text:p>107,675</text:p>
          </table:table-cell>
          <table:table-cell office:value-type="float" office:value="8" calcext:value-type="float">
            <text:p>8</text:p>
          </table:table-cell>
          <table:table-cell table:formula="of:=SUM([.S11])*(0.22)-0.58"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C12:.C12])*[.H12]" office:value-type="float" office:value="18.0116974972797" calcext:value-type="float">
            <text:p>18,0116974973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table:formula="of:=SUM([.F12:.F12])*1.46" office:value-type="float" office:value="1324.22" calcext:value-type="float">
            <text:p>1324,22</text:p>
          </table:table-cell>
          <table:table-cell table:formula="of:=SUM([.G12])/[.I12]" office:value-type="float" office:value="0.720467899891186" calcext:value-type="float">
            <text:p>0,7204678999</text:p>
          </table:table-cell>
          <table:table-cell office:value-type="float" office:value="1838" calcext:value-type="float">
            <text:p>1838</text:p>
          </table:table-cell>
          <table:table-cell table:formula="of:=SUM(([.I12])*[.$J$2])/[.$A$1]" office:value-type="float" office:value="0.0503561643835616" calcext:value-type="float">
            <text:p>0,0503561644</text:p>
          </table:table-cell>
          <table:table-cell table:formula="of:=SUM(([.I12])*[.$K$2])/[.$A$1]" office:value-type="float" office:value="1.25890410958904" calcext:value-type="float">
            <text:p>1,2589041096</text:p>
          </table:table-cell>
          <table:table-cell table:formula="of:=SUM([.I12])/[.C12]" office:value-type="float" office:value="73.52" calcext:value-type="float">
            <text:p>73,52</text:p>
          </table:table-cell>
          <table:table-cell table:formula="of:=SUM([.L12])/[.$A$1]" office:value-type="float" office:value="0.201424657534247" calcext:value-type="float">
            <text:p>0,2014246575</text:p>
          </table:table-cell>
          <table:table-cell table:formula="of:=SUM(([.M12])*[.C12])" office:value-type="float" office:value="5.03561643835616" calcext:value-type="float">
            <text:p>5,03561643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,4</text:p>
          </table:table-cell>
          <table:table-cell table:formula="of:=SUM(([.Q12])*0.25)*365" office:value-type="float" office:value="127.75" calcext:value-type="float">
            <text:p>127,75</text:p>
          </table:table-cell>
          <table:table-cell office:value-type="float" office:value="9" calcext:value-type="float">
            <text:p>9</text:p>
          </table:table-cell>
          <table:table-cell table:formula="of:=SUM([.S12])*(0.22)-0.58"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13:.C13])*[.H13]" office:value-type="float" office:value="9.36646153846154" calcext:value-type="float">
            <text:p>9,3664615385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table:formula="of:=SUM([.F13:.F13])*1.46" office:value-type="float" office:value="608.82" calcext:value-type="float">
            <text:p>608,82</text:p>
          </table:table-cell>
          <table:table-cell table:formula="of:=SUM([.G13])/[.I13]" office:value-type="float" office:value="0.520358974358974" calcext:value-type="float">
            <text:p>0,5203589744</text:p>
          </table:table-cell>
          <table:table-cell office:value-type="float" office:value="1170" calcext:value-type="float">
            <text:p>1170</text:p>
          </table:table-cell>
          <table:table-cell table:formula="of:=SUM(([.I13])*[.$J$2])/[.$A$1]" office:value-type="float" office:value="0.0320547945205479" calcext:value-type="float">
            <text:p>0,0320547945</text:p>
          </table:table-cell>
          <table:table-cell table:formula="of:=SUM(([.I13])*[.$K$2])/[.$A$1]" office:value-type="float" office:value="0.801369863013699" calcext:value-type="float">
            <text:p>0,801369863</text:p>
          </table:table-cell>
          <table:table-cell table:formula="of:=SUM([.I13])/[.C13]" office:value-type="float" office:value="65" calcext:value-type="float">
            <text:p>65</text:p>
          </table:table-cell>
          <table:table-cell table:formula="of:=SUM([.L13])/[.$A$1]" office:value-type="float" office:value="0.178082191780822" calcext:value-type="float">
            <text:p>0,1780821918</text:p>
          </table:table-cell>
          <table:table-cell table:formula="of:=SUM(([.M13])*[.C13])" office:value-type="float" office:value="3.20547945205479" calcext:value-type="float">
            <text:p>3,20547945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2" calcext:value-type="float">
            <text:p>1,62</text:p>
          </table:table-cell>
          <table:table-cell table:formula="of:=SUM(([.Q13])*0.25)*365" office:value-type="float" office:value="147.825" calcext:value-type="float">
            <text:p>147,825</text:p>
          </table:table-cell>
          <table:table-cell office:value-type="float" office:value="10" calcext:value-type="float">
            <text:p>10</text:p>
          </table:table-cell>
          <table:table-cell table:formula="of:=SUM([.S13])*(0.22)-0.58" office:value-type="float" office:value="1.62" calcext:value-type="float">
            <text:p>1,62</text:p>
          </table:table-cell>
        </table:table-row>
        <table:table-row table:style-name="ro1">
          <table:table-cell office:value-type="string" calcext:value-type="string">
            <text:p>hol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C14:.C14])*[.H14]" office:value-type="float" office:value="11.4946031746032" calcext:value-type="float">
            <text:p>11,4946031746</text:p>
          </table:table-cell>
          <table:table-cell office:value-type="float" office:value="12" calcext:value-type="float">
            <text:p>12</text:p>
          </table:table-cell>
          <table:table-cell office:value-type="float" office:value="496" calcext:value-type="float">
            <text:p>496</text:p>
          </table:table-cell>
          <table:table-cell table:formula="of:=SUM([.F14:.F14])*1.46" office:value-type="float" office:value="724.16" calcext:value-type="float">
            <text:p>724,16</text:p>
          </table:table-cell>
          <table:table-cell table:formula="of:=SUM([.G14])/[.I14]" office:value-type="float" office:value="0.766306878306878" calcext:value-type="float">
            <text:p>0,7663068783</text:p>
          </table:table-cell>
          <table:table-cell office:value-type="float" office:value="945" calcext:value-type="float">
            <text:p>945</text:p>
          </table:table-cell>
          <table:table-cell table:formula="of:=SUM(([.I14])*[.$J$2])/[.$A$1]" office:value-type="float" office:value="0.0258904109589041" calcext:value-type="float">
            <text:p>0,025890411</text:p>
          </table:table-cell>
          <table:table-cell table:formula="of:=SUM(([.I14])*[.$K$2])/[.$A$1]" office:value-type="float" office:value="0.647260273972603" calcext:value-type="float">
            <text:p>0,647260274</text:p>
          </table:table-cell>
          <table:table-cell table:formula="of:=SUM([.I14])/[.C14]" office:value-type="float" office:value="63" calcext:value-type="float">
            <text:p>63</text:p>
          </table:table-cell>
          <table:table-cell table:formula="of:=SUM([.L14])/[.$A$1]" office:value-type="float" office:value="0.172602739726027" calcext:value-type="float">
            <text:p>0,1726027397</text:p>
          </table:table-cell>
          <table:table-cell table:formula="of:=SUM(([.M14])*[.C14])" office:value-type="float" office:value="2.58904109589041" calcext:value-type="float">
            <text:p>2,58904109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4" calcext:value-type="float">
            <text:p>1,84</text:p>
          </table:table-cell>
          <table:table-cell table:formula="of:=SUM(([.Q14])*0.25)*365" office:value-type="float" office:value="167.9" calcext:value-type="float">
            <text:p>167,9</text:p>
          </table:table-cell>
          <table:table-cell office:value-type="float" office:value="11" calcext:value-type="float">
            <text:p>11</text:p>
          </table:table-cell>
          <table:table-cell table:formula="of:=SUM([.S14])*(0.22)-0.58"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15:.C15])*[.H15]" office:value-type="float" office:value="7.13718464351005" calcext:value-type="float">
            <text:p>7,1371846435</text:p>
          </table:table-cell>
          <table:table-cell office:value-type="float" office:value="7" calcext:value-type="float">
            <text:p>7</text:p>
          </table:table-cell>
          <table:table-cell office:value-type="float" office:value="573" calcext:value-type="float">
            <text:p>573</text:p>
          </table:table-cell>
          <table:table-cell table:formula="of:=SUM([.F15:.F15])*1.46" office:value-type="float" office:value="836.58" calcext:value-type="float">
            <text:p>836,58</text:p>
          </table:table-cell>
          <table:table-cell table:formula="of:=SUM([.G15])/[.I15]" office:value-type="float" office:value="0.509798903107861" calcext:value-type="float">
            <text:p>0,5097989031</text:p>
          </table:table-cell>
          <table:table-cell office:value-type="float" office:value="1641" calcext:value-type="float">
            <text:p>1641</text:p>
          </table:table-cell>
          <table:table-cell table:formula="of:=SUM(([.I15])*[.$J$2])/[.$A$1]" office:value-type="float" office:value="0.044958904109589" calcext:value-type="float">
            <text:p>0,0449589041</text:p>
          </table:table-cell>
          <table:table-cell table:formula="of:=SUM(([.I15])*[.$K$2])/[.$A$1]" office:value-type="float" office:value="1.12397260273973" calcext:value-type="float">
            <text:p>1,1239726027</text:p>
          </table:table-cell>
          <table:table-cell table:formula="of:=SUM([.I15])/[.C15]" office:value-type="float" office:value="117.214285714286" calcext:value-type="float">
            <text:p>117,2142857143</text:p>
          </table:table-cell>
          <table:table-cell table:formula="of:=SUM([.L15])/[.$A$1]" office:value-type="float" office:value="0.321135029354207" calcext:value-type="float">
            <text:p>0,3211350294</text:p>
          </table:table-cell>
          <table:table-cell table:formula="of:=SUM(([.M15])*[.C15])" office:value-type="float" office:value="4.4958904109589" calcext:value-type="float">
            <text:p>4,4958904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06" calcext:value-type="float">
            <text:p>2,06</text:p>
          </table:table-cell>
          <table:table-cell table:formula="of:=SUM(([.Q15])*0.25)*365" office:value-type="float" office:value="187.975" calcext:value-type="float">
            <text:p>187,975</text:p>
          </table:table-cell>
          <table:table-cell office:value-type="float" office:value="12" calcext:value-type="float">
            <text:p>12</text:p>
          </table:table-cell>
          <table:table-cell table:formula="of:=SUM([.S15])*(0.22)-0.58"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C16:.C16])*[.H16]" office:value-type="float" office:value="4.69211752786221" calcext:value-type="float">
            <text:p>4,6921175279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table:formula="of:=SUM([.F16:.F16])*1.46" office:value-type="float" office:value="356.24" calcext:value-type="float">
            <text:p>356,24</text:p>
          </table:table-cell>
          <table:table-cell table:formula="of:=SUM([.G16])/[.I16]" office:value-type="float" office:value="0.360932117527862" calcext:value-type="float">
            <text:p>0,3609321175</text:p>
          </table:table-cell>
          <table:table-cell table:style-name="ce2" office:value-type="float" office:value="987" calcext:value-type="float">
            <text:p>987</text:p>
          </table:table-cell>
          <table:table-cell table:formula="of:=SUM(([.I16])*[.$J$2])/[.$A$1]" office:value-type="float" office:value="0.027041095890411" calcext:value-type="float">
            <text:p>0,0270410959</text:p>
          </table:table-cell>
          <table:table-cell table:formula="of:=SUM(([.I16])*[.$K$2])/[.$A$1]" office:value-type="float" office:value="0.676027397260274" calcext:value-type="float">
            <text:p>0,6760273973</text:p>
          </table:table-cell>
          <table:table-cell table:formula="of:=SUM([.I16])/[.C16]" office:value-type="float" office:value="75.9230769230769" calcext:value-type="float">
            <text:p>75,9230769231</text:p>
          </table:table-cell>
          <table:table-cell table:formula="of:=SUM([.L16])/[.$A$1]" office:value-type="float" office:value="0.208008429926238" calcext:value-type="float">
            <text:p>0,2080084299</text:p>
          </table:table-cell>
          <table:table-cell table:formula="of:=SUM(([.M16])*[.C16])" office:value-type="float" office:value="2.7041095890411" calcext:value-type="float">
            <text:p>2,7041095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28" calcext:value-type="float">
            <text:p>2,28</text:p>
          </table:table-cell>
          <table:table-cell table:formula="of:=SUM(([.Q16])*0.25)*365" office:value-type="float" office:value="208.05" calcext:value-type="float">
            <text:p>208,05</text:p>
          </table:table-cell>
          <table:table-cell office:value-type="float" office:value="13" calcext:value-type="float">
            <text:p>13</text:p>
          </table:table-cell>
          <table:table-cell table:formula="of:=SUM([.S16])*(0.22)-0.58" office:value-type="float" office:value="2.28" calcext:value-type="float">
            <text:p>2,28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C17:.C17])*[.H17]" office:value-type="float" office:value="6.00790381599582" calcext:value-type="float">
            <text:p>6,007903816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table:formula="of:=SUM([.F17:.F17])*1.46" office:value-type="float" office:value="957.76" calcext:value-type="float">
            <text:p>957,76</text:p>
          </table:table-cell>
          <table:table-cell table:formula="of:=SUM([.G17])/[.I17]" office:value-type="float" office:value="0.500658651332985" calcext:value-type="float">
            <text:p>0,5006586513</text:p>
          </table:table-cell>
          <table:table-cell office:value-type="float" office:value="1913" calcext:value-type="float">
            <text:p>1913</text:p>
          </table:table-cell>
          <table:table-cell table:formula="of:=SUM(([.I17])*[.$J$2])/[.$A$1]" office:value-type="float" office:value="0.0524109589041096" calcext:value-type="float">
            <text:p>0,0524109589</text:p>
          </table:table-cell>
          <table:table-cell table:formula="of:=SUM(([.I17])*[.$K$2])/[.$A$1]" office:value-type="float" office:value="1.31027397260274" calcext:value-type="float">
            <text:p>1,3102739726</text:p>
          </table:table-cell>
          <table:table-cell table:formula="of:=SUM([.I17])/[.C17]" office:value-type="float" office:value="159.416666666667" calcext:value-type="float">
            <text:p>159,4166666667</text:p>
          </table:table-cell>
          <table:table-cell table:formula="of:=SUM([.L17])/[.$A$1]" office:value-type="float" office:value="0.43675799086758" calcext:value-type="float">
            <text:p>0,4367579909</text:p>
          </table:table-cell>
          <table:table-cell table:formula="of:=SUM(([.M17])*[.C17])" office:value-type="float" office:value="5.24109589041096" calcext:value-type="float">
            <text:p>5,24109589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formula="of:=SUM(([.Q17])*0.25)*365" office:value-type="float" office:value="228.125" calcext:value-type="float">
            <text:p>228,125</text:p>
          </table:table-cell>
          <table:table-cell office:value-type="float" office:value="14" calcext:value-type="float">
            <text:p>14</text:p>
          </table:table-cell>
          <table:table-cell table:formula="of:=SUM([.S17])*(0.22)-0.58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18:.C18])*[.H18]" office:value-type="float" office:value="6.57830594184576" calcext:value-type="float">
            <text:p>6,5783059418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table:formula="of:=SUM([.F18:.F18])*1.46" office:value-type="float" office:value="473.04" calcext:value-type="float">
            <text:p>473,04</text:p>
          </table:table-cell>
          <table:table-cell table:formula="of:=SUM([.G18])/[.I18]" office:value-type="float" office:value="0.598027812895069" calcext:value-type="float">
            <text:p>0,5980278129</text:p>
          </table:table-cell>
          <table:table-cell table:style-name="ce2" office:value-type="float" office:value="791" calcext:value-type="float">
            <text:p>791</text:p>
          </table:table-cell>
          <table:table-cell table:formula="of:=SUM(([.I18])*[.$J$2])/[.$A$1]" office:value-type="float" office:value="0.0216712328767123" calcext:value-type="float">
            <text:p>0,0216712329</text:p>
          </table:table-cell>
          <table:table-cell table:formula="of:=SUM(([.I18])*[.$K$2])/[.$A$1]" office:value-type="float" office:value="0.541780821917808" calcext:value-type="float">
            <text:p>0,5417808219</text:p>
          </table:table-cell>
          <table:table-cell table:formula="of:=SUM([.I18])/[.C18]" office:value-type="float" office:value="71.9090909090909" calcext:value-type="float">
            <text:p>71,9090909091</text:p>
          </table:table-cell>
          <table:table-cell table:formula="of:=SUM([.L18])/[.$A$1]" office:value-type="float" office:value="0.197011207970112" calcext:value-type="float">
            <text:p>0,197011208</text:p>
          </table:table-cell>
          <table:table-cell table:formula="of:=SUM(([.M18])*[.C18])" office:value-type="float" office:value="2.16712328767123" calcext:value-type="float">
            <text:p>2,16712328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72" calcext:value-type="float">
            <text:p>2,72</text:p>
          </table:table-cell>
          <table:table-cell table:formula="of:=SUM(([.Q18])*0.25)*365" office:value-type="float" office:value="248.2" calcext:value-type="float">
            <text:p>248,2</text:p>
          </table:table-cell>
          <table:table-cell office:value-type="float" office:value="15" calcext:value-type="float">
            <text:p>15</text:p>
          </table:table-cell>
          <table:table-cell table:formula="of:=SUM([.S18])*(0.22)-0.58"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19:.C19])*[.H19]" office:value-type="float" office:value="7.33567669172932" calcext:value-type="float">
            <text:p>7,3356766917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table:formula="of:=SUM([.F19:.F19])*1.46" office:value-type="float" office:value="354.78" calcext:value-type="float">
            <text:p>354,78</text:p>
          </table:table-cell>
          <table:table-cell table:formula="of:=SUM([.G19])/[.I19]" office:value-type="float" office:value="0.66687969924812" calcext:value-type="float">
            <text:p>0,6668796992</text:p>
          </table:table-cell>
          <table:table-cell office:value-type="float" office:value="532" calcext:value-type="float">
            <text:p>532</text:p>
          </table:table-cell>
          <table:table-cell table:formula="of:=SUM(([.I19])*[.$J$2])/[.$A$1]" office:value-type="float" office:value="0.0145753424657534" calcext:value-type="float">
            <text:p>0,0145753425</text:p>
          </table:table-cell>
          <table:table-cell table:formula="of:=SUM(([.I19])*[.$K$2])/[.$A$1]" office:value-type="float" office:value="0.364383561643836" calcext:value-type="float">
            <text:p>0,3643835616</text:p>
          </table:table-cell>
          <table:table-cell table:formula="of:=SUM([.I19])/[.C19]" office:value-type="float" office:value="48.3636363636364" calcext:value-type="float">
            <text:p>48,3636363636</text:p>
          </table:table-cell>
          <table:table-cell table:formula="of:=SUM([.L19])/[.$A$1]" office:value-type="float" office:value="0.132503113325031" calcext:value-type="float">
            <text:p>0,1325031133</text:p>
          </table:table-cell>
          <table:table-cell table:formula="of:=SUM(([.M19])*[.C19])" office:value-type="float" office:value="1.45753424657534" calcext:value-type="float">
            <text:p>1,45753424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94" calcext:value-type="float">
            <text:p>2,94</text:p>
          </table:table-cell>
          <table:table-cell table:formula="of:=SUM(([.Q19])*0.25)*365" office:value-type="float" office:value="268.275" calcext:value-type="float">
            <text:p>268,275</text:p>
          </table:table-cell>
          <table:table-cell office:value-type="float" office:value="16" calcext:value-type="float">
            <text:p>16</text:p>
          </table:table-cell>
          <table:table-cell table:formula="of:=SUM([.S19])*(0.22)-0.58" office:value-type="float" office:value="2.94" calcext:value-type="float">
            <text:p>2,94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20:.C20])*[.H20]" office:value-type="float" office:value="5.49336016096579" calcext:value-type="float">
            <text:p>5,49336016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M([.F20:.F20])*1.46" office:value-type="float" office:value="248.2" calcext:value-type="float">
            <text:p>248,2</text:p>
          </table:table-cell>
          <table:table-cell table:formula="of:=SUM([.G20])/[.I20]" office:value-type="float" office:value="0.499396378269618" calcext:value-type="float">
            <text:p>0,4993963783</text:p>
          </table:table-cell>
          <table:table-cell table:style-name="ce2" office:value-type="float" office:value="497" calcext:value-type="float">
            <text:p>497</text:p>
          </table:table-cell>
          <table:table-cell table:formula="of:=SUM(([.I20])*[.$J$2])/[.$A$1]" office:value-type="float" office:value="0.0136164383561644" calcext:value-type="float">
            <text:p>0,0136164384</text:p>
          </table:table-cell>
          <table:table-cell table:formula="of:=SUM(([.I20])*[.$K$2])/[.$A$1]" office:value-type="float" office:value="0.34041095890411" calcext:value-type="float">
            <text:p>0,3404109589</text:p>
          </table:table-cell>
          <table:table-cell table:formula="of:=SUM([.I20])/[.C20]" office:value-type="float" office:value="45.1818181818182" calcext:value-type="float">
            <text:p>45,1818181818</text:p>
          </table:table-cell>
          <table:table-cell table:formula="of:=SUM([.L20])/[.$A$1]" office:value-type="float" office:value="0.123785803237858" calcext:value-type="float">
            <text:p>0,1237858032</text:p>
          </table:table-cell>
          <table:table-cell table:formula="of:=SUM(([.M20])*[.C20])" office:value-type="float" office:value="1.36164383561644" calcext:value-type="float">
            <text:p>1,36164383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16" calcext:value-type="float">
            <text:p>3,16</text:p>
          </table:table-cell>
          <table:table-cell table:formula="of:=SUM(([.Q20])*0.25)*365" office:value-type="float" office:value="288.35" calcext:value-type="float">
            <text:p>288,35</text:p>
          </table:table-cell>
          <table:table-cell office:value-type="float" office:value="17" calcext:value-type="float">
            <text:p>17</text:p>
          </table:table-cell>
          <table:table-cell table:formula="of:=SUM([.S20])*(0.22)-0.58"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C21:.C21])*[.H21]" office:value-type="float" office:value="5.65969879518072" calcext:value-type="float">
            <text:p>5,659698795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formula="of:=SUM([.F21:.F21])*1.46" office:value-type="float" office:value="170.82" calcext:value-type="float">
            <text:p>170,82</text:p>
          </table:table-cell>
          <table:table-cell table:formula="of:=SUM([.G21])/[.I21]" office:value-type="float" office:value="0.514518072289157" calcext:value-type="float">
            <text:p>0,5145180723</text:p>
          </table:table-cell>
          <table:table-cell table:style-name="ce2" office:value-type="float" office:value="332" calcext:value-type="float">
            <text:p>332</text:p>
          </table:table-cell>
          <table:table-cell table:formula="of:=SUM(([.I21])*[.$J$2])/[.$A$1]" office:value-type="float" office:value="0.00909589041095891" calcext:value-type="float">
            <text:p>0,0090958904</text:p>
          </table:table-cell>
          <table:table-cell table:formula="of:=SUM(([.I21])*[.$K$2])/[.$A$1]" office:value-type="float" office:value="0.227397260273973" calcext:value-type="float">
            <text:p>0,2273972603</text:p>
          </table:table-cell>
          <table:table-cell table:formula="of:=SUM([.I21])/[.C21]" office:value-type="float" office:value="30.1818181818182" calcext:value-type="float">
            <text:p>30,1818181818</text:p>
          </table:table-cell>
          <table:table-cell table:formula="of:=SUM([.L21])/[.$A$1]" office:value-type="float" office:value="0.0826899128268991" calcext:value-type="float">
            <text:p>0,0826899128</text:p>
          </table:table-cell>
          <table:table-cell table:formula="of:=SUM(([.M21])*[.C21])" office:value-type="float" office:value="0.90958904109589" calcext:value-type="float">
            <text:p>0,90958904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38" calcext:value-type="float">
            <text:p>3,38</text:p>
          </table:table-cell>
          <table:table-cell table:formula="of:=SUM(([.Q21])*0.25)*365" office:value-type="float" office:value="308.425" calcext:value-type="float">
            <text:p>308,425</text:p>
          </table:table-cell>
          <table:table-cell office:value-type="float" office:value="18" calcext:value-type="float">
            <text:p>18</text:p>
          </table:table-cell>
          <table:table-cell table:formula="of:=SUM([.S21])*(0.22)-0.58" office:value-type="float" office:value="3.38" calcext:value-type="float">
            <text:p>3,38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C22:.C22])*[.H22]" office:value-type="float" office:value="3.60989010989011" calcext:value-type="float">
            <text:p>3,6098901099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formula="of:=SUM([.F22:.F22])*1.46" office:value-type="float" office:value="182.5" calcext:value-type="float">
            <text:p>182,5</text:p>
          </table:table-cell>
          <table:table-cell table:formula="of:=SUM([.G22])/[.I22]" office:value-type="float" office:value="0.401098901098901" calcext:value-type="float">
            <text:p>0,4010989011</text:p>
          </table:table-cell>
          <table:table-cell table:style-name="ce2" office:value-type="float" office:value="455" calcext:value-type="float">
            <text:p>455</text:p>
          </table:table-cell>
          <table:table-cell table:formula="of:=SUM(([.I22])*[.$J$2])/[.$A$1]" office:value-type="float" office:value="0.0124657534246575" calcext:value-type="float">
            <text:p>0,0124657534</text:p>
          </table:table-cell>
          <table:table-cell table:formula="of:=SUM(([.I22])*[.$K$2])/[.$A$1]" office:value-type="float" office:value="0.311643835616438" calcext:value-type="float">
            <text:p>0,3116438356</text:p>
          </table:table-cell>
          <table:table-cell table:formula="of:=SUM([.I22])/[.C22]" office:value-type="float" office:value="50.5555555555556" calcext:value-type="float">
            <text:p>50,5555555556</text:p>
          </table:table-cell>
          <table:table-cell table:formula="of:=SUM([.L22])/[.$A$1]" office:value-type="float" office:value="0.138508371385084" calcext:value-type="float">
            <text:p>0,1385083714</text:p>
          </table:table-cell>
          <table:table-cell table:formula="of:=SUM(([.M22])*[.C22])" office:value-type="float" office:value="1.24657534246575" calcext:value-type="float">
            <text:p>1,24657534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formula="of:=SUM(([.Q22])*0.25)*365" office:value-type="float" office:value="328.5" calcext:value-type="float">
            <text:p>328,5</text:p>
          </table:table-cell>
          <table:table-cell office:value-type="float" office:value="19" calcext:value-type="float">
            <text:p>19</text:p>
          </table:table-cell>
          <table:table-cell table:formula="of:=SUM([.S22])*(0.22)-0.58"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23:.C23])*[.H23]" office:value-type="float" office:value="3.20712430426716" calcext:value-type="float">
            <text:p>3,2071243043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formula="of:=SUM([.F23:.F23])*1.46" office:value-type="float" office:value="216.08" calcext:value-type="float">
            <text:p>216,08</text:p>
          </table:table-cell>
          <table:table-cell table:formula="of:=SUM([.G23])/[.I23]" office:value-type="float" office:value="0.400890538033395" calcext:value-type="float">
            <text:p>0,400890538</text:p>
          </table:table-cell>
          <table:table-cell table:style-name="ce2" office:value-type="float" office:value="539" calcext:value-type="float">
            <text:p>539</text:p>
          </table:table-cell>
          <table:table-cell table:formula="of:=SUM(([.I23])*[.$J$2])/[.$A$1]" office:value-type="float" office:value="0.0147671232876712" calcext:value-type="float">
            <text:p>0,0147671233</text:p>
          </table:table-cell>
          <table:table-cell table:formula="of:=SUM(([.I23])*[.$K$2])/[.$A$1]" office:value-type="float" office:value="0.369178082191781" calcext:value-type="float">
            <text:p>0,3691780822</text:p>
          </table:table-cell>
          <table:table-cell table:formula="of:=SUM([.I23])/[.C23]" office:value-type="float" office:value="67.375" calcext:value-type="float">
            <text:p>67,375</text:p>
          </table:table-cell>
          <table:table-cell table:formula="of:=SUM([.L23])/[.$A$1]" office:value-type="float" office:value="0.18458904109589" calcext:value-type="float">
            <text:p>0,1845890411</text:p>
          </table:table-cell>
          <table:table-cell table:formula="of:=SUM(([.M23])*[.C23])" office:value-type="float" office:value="1.47671232876712" calcext:value-type="float">
            <text:p>1,47671232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82" calcext:value-type="float">
            <text:p>3,82</text:p>
          </table:table-cell>
          <table:table-cell table:formula="of:=SUM(([.Q23])*0.25)*365" office:value-type="float" office:value="348.575" calcext:value-type="float">
            <text:p>348,575</text:p>
          </table:table-cell>
          <table:table-cell office:value-type="float" office:value="20" calcext:value-type="float">
            <text:p>20</text:p>
          </table:table-cell>
          <table:table-cell table:formula="of:=SUM([.S23])*(0.22)-0.58" office:value-type="float" office:value="3.82" calcext:value-type="float">
            <text:p>3,8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24:.C24])*[.H24]" office:value-type="float" office:value="6.08823266219239" calcext:value-type="float">
            <text:p>6,0882326622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table:formula="of:=SUM([.F24:.F24])*1.46" office:value-type="float" office:value="340.18" calcext:value-type="float">
            <text:p>340,18</text:p>
          </table:table-cell>
          <table:table-cell table:formula="of:=SUM([.G24])/[.I24]" office:value-type="float" office:value="0.761029082774049" calcext:value-type="float">
            <text:p>0,7610290828</text:p>
          </table:table-cell>
          <table:table-cell table:style-name="ce2" office:value-type="float" office:value="447" calcext:value-type="float">
            <text:p>447</text:p>
          </table:table-cell>
          <table:table-cell table:formula="of:=SUM(([.I24])*[.$J$2])/[.$A$1]" office:value-type="float" office:value="0.0122465753424658" calcext:value-type="float">
            <text:p>0,0122465753</text:p>
          </table:table-cell>
          <table:table-cell table:formula="of:=SUM(([.I24])*[.$K$2])/[.$A$1]" office:value-type="float" office:value="0.306164383561644" calcext:value-type="float">
            <text:p>0,3061643836</text:p>
          </table:table-cell>
          <table:table-cell table:formula="of:=SUM([.I24])/[.C24]" office:value-type="float" office:value="55.875" calcext:value-type="float">
            <text:p>55,875</text:p>
          </table:table-cell>
          <table:table-cell table:formula="of:=SUM([.L24])/[.$A$1]" office:value-type="float" office:value="0.153082191780822" calcext:value-type="float">
            <text:p>0,1530821918</text:p>
          </table:table-cell>
          <table:table-cell table:formula="of:=SUM(([.M24])*[.C24])" office:value-type="float" office:value="1.22465753424658" calcext:value-type="float">
            <text:p>1,22465753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04" calcext:value-type="float">
            <text:p>4,04</text:p>
          </table:table-cell>
          <table:table-cell table:formula="of:=SUM(([.Q24])*0.25)*365" office:value-type="float" office:value="368.65" calcext:value-type="float">
            <text:p>368,65</text:p>
          </table:table-cell>
          <table:table-cell office:value-type="float" office:value="21" calcext:value-type="float">
            <text:p>21</text:p>
          </table:table-cell>
          <table:table-cell table:formula="of:=SUM([.S24])*(0.22)-0.58" office:value-type="float" office:value="4.04" calcext:value-type="float">
            <text:p>4,04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C25:.C25])*[.H25]" office:value-type="float" office:value="3.69359877488515" calcext:value-type="float">
            <text:p>3,6935987749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formula="of:=SUM([.F25:.F25])*1.46" office:value-type="float" office:value="344.56" calcext:value-type="float">
            <text:p>344,56</text:p>
          </table:table-cell>
          <table:table-cell table:formula="of:=SUM([.G25])/[.I25]" office:value-type="float" office:value="0.527656967840735" calcext:value-type="float">
            <text:p>0,5276569678</text:p>
          </table:table-cell>
          <table:table-cell table:style-name="ce2" office:value-type="float" office:value="653" calcext:value-type="float">
            <text:p>653</text:p>
          </table:table-cell>
          <table:table-cell table:formula="of:=SUM(([.I25])*[.$J$2])/[.$A$1]" office:value-type="float" office:value="0.0178904109589041" calcext:value-type="float">
            <text:p>0,017890411</text:p>
          </table:table-cell>
          <table:table-cell table:formula="of:=SUM(([.I25])*[.$K$2])/[.$A$1]" office:value-type="float" office:value="0.447260273972603" calcext:value-type="float">
            <text:p>0,447260274</text:p>
          </table:table-cell>
          <table:table-cell table:formula="of:=SUM([.I25])/[.C25]" office:value-type="float" office:value="93.2857142857143" calcext:value-type="float">
            <text:p>93,2857142857</text:p>
          </table:table-cell>
          <table:table-cell table:formula="of:=SUM([.L25])/[.$A$1]" office:value-type="float" office:value="0.255577299412916" calcext:value-type="float">
            <text:p>0,2555772994</text:p>
          </table:table-cell>
          <table:table-cell table:formula="of:=SUM(([.M25])*[.C25])" office:value-type="float" office:value="1.78904109589041" calcext:value-type="float">
            <text:p>1,789041095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" calcext:value-type="float">
            <text:p>4,26</text:p>
          </table:table-cell>
          <table:table-cell table:formula="of:=SUM(([.Q25])*0.25)*365" office:value-type="float" office:value="388.725" calcext:value-type="float">
            <text:p>388,725</text:p>
          </table:table-cell>
          <table:table-cell office:value-type="float" office:value="22" calcext:value-type="float">
            <text:p>22</text:p>
          </table:table-cell>
          <table:table-cell table:formula="of:=SUM([.S25])*(0.22)-0.58" office:value-type="float" office:value="4.26" calcext:value-type="float">
            <text:p>4,26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C26:.C26])*[.H26]" office:value-type="float" office:value="4.68855670103093" calcext:value-type="float">
            <text:p>4,688556701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formula="of:=SUM([.F26:.F26])*1.46" office:value-type="float" office:value="259.88" calcext:value-type="float">
            <text:p>259,88</text:p>
          </table:table-cell>
          <table:table-cell table:formula="of:=SUM([.G26])/[.I26]" office:value-type="float" office:value="0.66979381443299" calcext:value-type="float">
            <text:p>0,6697938144</text:p>
          </table:table-cell>
          <table:table-cell table:style-name="ce2" office:value-type="float" office:value="388" calcext:value-type="float">
            <text:p>388</text:p>
          </table:table-cell>
          <table:table-cell table:formula="of:=SUM(([.I26])*[.$J$2])/[.$A$1]" office:value-type="float" office:value="0.0106301369863014" calcext:value-type="float">
            <text:p>0,010630137</text:p>
          </table:table-cell>
          <table:table-cell table:formula="of:=SUM(([.I26])*[.$K$2])/[.$A$1]" office:value-type="float" office:value="0.265753424657534" calcext:value-type="float">
            <text:p>0,2657534247</text:p>
          </table:table-cell>
          <table:table-cell table:formula="of:=SUM([.I26])/[.C26]" office:value-type="float" office:value="55.4285714285714" calcext:value-type="float">
            <text:p>55,4285714286</text:p>
          </table:table-cell>
          <table:table-cell table:formula="of:=SUM([.L26])/[.$A$1]" office:value-type="float" office:value="0.151859099804305" calcext:value-type="float">
            <text:p>0,1518590998</text:p>
          </table:table-cell>
          <table:table-cell table:formula="of:=SUM(([.M26])*[.C26])" office:value-type="float" office:value="1.06301369863014" calcext:value-type="float">
            <text:p>1,0630136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48" calcext:value-type="float">
            <text:p>4,48</text:p>
          </table:table-cell>
          <table:table-cell table:formula="of:=SUM(([.Q26])*0.25)*365" office:value-type="float" office:value="408.8" calcext:value-type="float">
            <text:p>408,8</text:p>
          </table:table-cell>
          <table:table-cell office:value-type="float" office:value="23" calcext:value-type="float">
            <text:p>23</text:p>
          </table:table-cell>
          <table:table-cell table:formula="of:=SUM([.S26])*(0.22)-0.58" office:value-type="float" office:value="4.48" calcext:value-type="float">
            <text:p>4,48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C27:.C27])*[.H27]" office:value-type="float" office:value="3.17172413793103" calcext:value-type="float">
            <text:p>3,171724137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SUM([.F27:.F27])*1.46" office:value-type="float" office:value="144.54" calcext:value-type="float">
            <text:p>144,54</text:p>
          </table:table-cell>
          <table:table-cell table:formula="of:=SUM([.G27])/[.I27]" office:value-type="float" office:value="0.453103448275862" calcext:value-type="float">
            <text:p>0,4531034483</text:p>
          </table:table-cell>
          <table:table-cell table:style-name="ce2" office:value-type="float" office:value="319" calcext:value-type="float">
            <text:p>319</text:p>
          </table:table-cell>
          <table:table-cell table:formula="of:=SUM(([.I27])*[.$J$2])/[.$A$1]" office:value-type="float" office:value="0.00873972602739726" calcext:value-type="float">
            <text:p>0,008739726</text:p>
          </table:table-cell>
          <table:table-cell table:formula="of:=SUM(([.I27])*[.$K$2])/[.$A$1]" office:value-type="float" office:value="0.218493150684931" calcext:value-type="float">
            <text:p>0,2184931507</text:p>
          </table:table-cell>
          <table:table-cell table:formula="of:=SUM([.I27])/[.C27]" office:value-type="float" office:value="45.5714285714286" calcext:value-type="float">
            <text:p>45,5714285714</text:p>
          </table:table-cell>
          <table:table-cell table:formula="of:=SUM([.L27])/[.$A$1]" office:value-type="float" office:value="0.124853228962818" calcext:value-type="float">
            <text:p>0,124853229</text:p>
          </table:table-cell>
          <table:table-cell table:formula="of:=SUM(([.M27])*[.C27])" office:value-type="float" office:value="0.873972602739726" calcext:value-type="float">
            <text:p>0,87397260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,7</text:p>
          </table:table-cell>
          <table:table-cell table:formula="of:=SUM(([.Q27])*0.25)*365" office:value-type="float" office:value="428.875" calcext:value-type="float">
            <text:p>428,875</text:p>
          </table:table-cell>
          <table:table-cell office:value-type="float" office:value="24" calcext:value-type="float">
            <text:p>24</text:p>
          </table:table-cell>
          <table:table-cell table:formula="of:=SUM([.S27])*(0.22)-0.58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28:.C28])*[.H28]" office:value-type="float" office:value="2.65275908479139" calcext:value-type="float">
            <text:p>2,6527590848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table:formula="of:=SUM([.F28:.F28])*1.46" office:value-type="float" office:value="328.5" calcext:value-type="float">
            <text:p>328,5</text:p>
          </table:table-cell>
          <table:table-cell table:formula="of:=SUM([.G28])/[.I28]" office:value-type="float" office:value="0.442126514131898" calcext:value-type="float">
            <text:p>0,4421265141</text:p>
          </table:table-cell>
          <table:table-cell office:value-type="float" office:value="743" calcext:value-type="float">
            <text:p>743</text:p>
          </table:table-cell>
          <table:table-cell table:formula="of:=SUM(([.I28])*[.$J$2])/[.$A$1]" office:value-type="float" office:value="0.0203561643835616" calcext:value-type="float">
            <text:p>0,0203561644</text:p>
          </table:table-cell>
          <table:table-cell table:formula="of:=SUM(([.I28])*[.$K$2])/[.$A$1]" office:value-type="float" office:value="0.508904109589041" calcext:value-type="float">
            <text:p>0,5089041096</text:p>
          </table:table-cell>
          <table:table-cell table:formula="of:=SUM([.I28])/[.C28]" office:value-type="float" office:value="123.833333333333" calcext:value-type="float">
            <text:p>123,8333333333</text:p>
          </table:table-cell>
          <table:table-cell table:formula="of:=SUM([.L28])/[.$A$1]" office:value-type="float" office:value="0.339269406392694" calcext:value-type="float">
            <text:p>0,3392694064</text:p>
          </table:table-cell>
          <table:table-cell table:formula="of:=SUM(([.M28])*[.C28])" office:value-type="float" office:value="2.03561643835616" calcext:value-type="float">
            <text:p>2,03561643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92" calcext:value-type="float">
            <text:p>4,92</text:p>
          </table:table-cell>
          <table:table-cell table:formula="of:=SUM(([.Q28])*0.25)*365" office:value-type="float" office:value="448.95" calcext:value-type="float">
            <text:p>448,95</text:p>
          </table:table-cell>
          <table:table-cell office:value-type="float" office:value="25" calcext:value-type="float">
            <text:p>25</text:p>
          </table:table-cell>
          <table:table-cell table:formula="of:=SUM([.S28])*(0.22)-0.58" office:value-type="float" office:value="4.92" calcext:value-type="float">
            <text:p>4,92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29:.C29])*[.H29]" office:value-type="float" office:value="5.38658385093168" calcext:value-type="float">
            <text:p>5,3865838509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formula="of:=SUM([.F29:.F29])*1.46" office:value-type="float" office:value="289.08" calcext:value-type="float">
            <text:p>289,08</text:p>
          </table:table-cell>
          <table:table-cell table:formula="of:=SUM([.G29])/[.I29]" office:value-type="float" office:value="0.89776397515528" calcext:value-type="float">
            <text:p>0,8977639752</text:p>
          </table:table-cell>
          <table:table-cell table:style-name="ce2" office:value-type="float" office:value="322" calcext:value-type="float">
            <text:p>322</text:p>
          </table:table-cell>
          <table:table-cell table:formula="of:=SUM(([.I29])*[.$J$2])/[.$A$1]" office:value-type="float" office:value="0.00882191780821918" calcext:value-type="float">
            <text:p>0,0088219178</text:p>
          </table:table-cell>
          <table:table-cell table:formula="of:=SUM(([.I29])*[.$K$2])/[.$A$1]" office:value-type="float" office:value="0.220547945205479" calcext:value-type="float">
            <text:p>0,2205479452</text:p>
          </table:table-cell>
          <table:table-cell table:formula="of:=SUM([.I29])/[.C29]" office:value-type="float" office:value="53.6666666666667" calcext:value-type="float">
            <text:p>53,6666666667</text:p>
          </table:table-cell>
          <table:table-cell table:formula="of:=SUM([.L29])/[.$A$1]" office:value-type="float" office:value="0.14703196347032" calcext:value-type="float">
            <text:p>0,1470319635</text:p>
          </table:table-cell>
          <table:table-cell table:formula="of:=SUM(([.M29])*[.C29])" office:value-type="float" office:value="0.882191780821918" calcext:value-type="float">
            <text:p>0,88219178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.14" calcext:value-type="float">
            <text:p>5,14</text:p>
          </table:table-cell>
          <table:table-cell table:formula="of:=SUM(([.Q29])*0.25)*365" office:value-type="float" office:value="469.025" calcext:value-type="float">
            <text:p>469,025</text:p>
          </table:table-cell>
          <table:table-cell office:value-type="float" office:value="26" calcext:value-type="float">
            <text:p>26</text:p>
          </table:table-cell>
          <table:table-cell table:formula="of:=SUM([.S29])*(0.22)-0.58" office:value-type="float" office:value="5.14" calcext:value-type="float">
            <text:p>5,14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30:.C30])*[.H30]" office:value-type="float" office:value="4.45881748071979" calcext:value-type="float">
            <text:p>4,4588174807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table:formula="of:=SUM([.F30:.F30])*1.46" office:value-type="float" office:value="289.08" calcext:value-type="float">
            <text:p>289,08</text:p>
          </table:table-cell>
          <table:table-cell table:formula="of:=SUM([.G30])/[.I30]" office:value-type="float" office:value="0.743136246786632" calcext:value-type="float">
            <text:p>0,7431362468</text:p>
          </table:table-cell>
          <table:table-cell office:value-type="float" office:value="389" calcext:value-type="float">
            <text:p>389</text:p>
          </table:table-cell>
          <table:table-cell table:formula="of:=SUM(([.I30])*[.$J$2])/[.$A$1]" office:value-type="float" office:value="0.0106575342465753" calcext:value-type="float">
            <text:p>0,0106575342</text:p>
          </table:table-cell>
          <table:table-cell table:formula="of:=SUM(([.I30])*[.$K$2])/[.$A$1]" office:value-type="float" office:value="0.266438356164384" calcext:value-type="float">
            <text:p>0,2664383562</text:p>
          </table:table-cell>
          <table:table-cell table:formula="of:=SUM([.I30])/[.C30]" office:value-type="float" office:value="64.8333333333333" calcext:value-type="float">
            <text:p>64,8333333333</text:p>
          </table:table-cell>
          <table:table-cell table:formula="of:=SUM([.L30])/[.$A$1]" office:value-type="float" office:value="0.177625570776256" calcext:value-type="float">
            <text:p>0,1776255708</text:p>
          </table:table-cell>
          <table:table-cell table:formula="of:=SUM(([.M30])*[.C30])" office:value-type="float" office:value="1.06575342465753" calcext:value-type="float">
            <text:p>1,06575342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.36" calcext:value-type="float">
            <text:p>5,36</text:p>
          </table:table-cell>
          <table:table-cell table:formula="of:=SUM(([.Q30])*0.25)*365" office:value-type="float" office:value="489.1" calcext:value-type="float">
            <text:p>489,1</text:p>
          </table:table-cell>
          <table:table-cell office:value-type="float" office:value="27" calcext:value-type="float">
            <text:p>27</text:p>
          </table:table-cell>
          <table:table-cell table:formula="of:=SUM([.S30])*(0.22)-0.58" office:value-type="float" office:value="5.36" calcext:value-type="float">
            <text:p>5,36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31:.C31])*[.H31]" office:value-type="float" office:value="4.97519163763066" calcext:value-type="float">
            <text:p>4,9751916376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formula="of:=SUM([.F31:.F31])*1.46" office:value-type="float" office:value="237.98" calcext:value-type="float">
            <text:p>237,98</text:p>
          </table:table-cell>
          <table:table-cell table:formula="of:=SUM([.G31])/[.I31]" office:value-type="float" office:value="0.829198606271777" calcext:value-type="float">
            <text:p>0,8291986063</text:p>
          </table:table-cell>
          <table:table-cell office:value-type="float" office:value="287" calcext:value-type="float">
            <text:p>287</text:p>
          </table:table-cell>
          <table:table-cell table:formula="of:=SUM(([.I31])*[.$J$2])/[.$A$1]" office:value-type="float" office:value="0.00786301369863014" calcext:value-type="float">
            <text:p>0,0078630137</text:p>
          </table:table-cell>
          <table:table-cell table:formula="of:=SUM(([.I31])*[.$K$2])/[.$A$1]" office:value-type="float" office:value="0.196575342465753" calcext:value-type="float">
            <text:p>0,1965753425</text:p>
          </table:table-cell>
          <table:table-cell table:formula="of:=SUM([.I31])/[.C31]" office:value-type="float" office:value="47.8333333333333" calcext:value-type="float">
            <text:p>47,8333333333</text:p>
          </table:table-cell>
          <table:table-cell table:formula="of:=SUM([.L31])/[.$A$1]" office:value-type="float" office:value="0.131050228310502" calcext:value-type="float">
            <text:p>0,1310502283</text:p>
          </table:table-cell>
          <table:table-cell table:formula="of:=SUM(([.M31])*[.C31])" office:value-type="float" office:value="0.786301369863014" calcext:value-type="float">
            <text:p>0,78630136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.58" calcext:value-type="float">
            <text:p>5,58</text:p>
          </table:table-cell>
          <table:table-cell table:formula="of:=SUM(([.Q31])*0.25)*365" office:value-type="float" office:value="509.175" calcext:value-type="float">
            <text:p>509,175</text:p>
          </table:table-cell>
          <table:table-cell office:value-type="float" office:value="28" calcext:value-type="float">
            <text:p>28</text:p>
          </table:table-cell>
          <table:table-cell table:formula="of:=SUM([.S31])*(0.22)-0.58" office:value-type="float" office:value="5.58" calcext:value-type="float">
            <text:p>5,58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32:.C32])*[.H32]" office:value-type="float" office:value="1.2155023923445" calcext:value-type="float">
            <text:p>1,21550239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([.F32:.F32])*1.46" office:value-type="float" office:value="42.34" calcext:value-type="float">
            <text:p>42,34</text:p>
          </table:table-cell>
          <table:table-cell table:formula="of:=SUM([.G32])/[.I32]" office:value-type="float" office:value="0.202583732057416" calcext:value-type="float">
            <text:p>0,2025837321</text:p>
          </table:table-cell>
          <table:table-cell office:value-type="float" office:value="209" calcext:value-type="float">
            <text:p>209</text:p>
          </table:table-cell>
          <table:table-cell table:formula="of:=SUM(([.I32])*[.$J$2])/[.$A$1]" office:value-type="float" office:value="0.00572602739726027" calcext:value-type="float">
            <text:p>0,0057260274</text:p>
          </table:table-cell>
          <table:table-cell table:formula="of:=SUM(([.I32])*[.$K$2])/[.$A$1]" office:value-type="float" office:value="0.143150684931507" calcext:value-type="float">
            <text:p>0,1431506849</text:p>
          </table:table-cell>
          <table:table-cell table:formula="of:=SUM([.I32])/[.C32]" office:value-type="float" office:value="34.8333333333333" calcext:value-type="float">
            <text:p>34,8333333333</text:p>
          </table:table-cell>
          <table:table-cell table:formula="of:=SUM([.L32])/[.$A$1]" office:value-type="float" office:value="0.0954337899543379" calcext:value-type="float">
            <text:p>0,09543379</text:p>
          </table:table-cell>
          <table:table-cell table:formula="of:=SUM(([.M32])*[.C32])" office:value-type="float" office:value="0.572602739726027" calcext:value-type="float">
            <text:p>0,57260273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,8</text:p>
          </table:table-cell>
          <table:table-cell table:formula="of:=SUM(([.Q32])*0.25)*365" office:value-type="float" office:value="529.25" calcext:value-type="float">
            <text:p>529,25</text:p>
          </table:table-cell>
          <table:table-cell office:value-type="float" office:value="29" calcext:value-type="float">
            <text:p>29</text:p>
          </table:table-cell>
          <table:table-cell table:formula="of:=SUM([.S32])*(0.22)-0.58"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33:.C33])*[.H33]" office:value-type="float" office:value="1.6504347826087" calcext:value-type="float">
            <text:p>1,650434782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SUM([.F33:.F33])*1.46" office:value-type="float" office:value="75.92" calcext:value-type="float">
            <text:p>75,92</text:p>
          </table:table-cell>
          <table:table-cell table:formula="of:=SUM([.G33])/[.I33]" office:value-type="float" office:value="0.412608695652174" calcext:value-type="float">
            <text:p>0,4126086957</text:p>
          </table:table-cell>
          <table:table-cell office:value-type="float" office:value="184" calcext:value-type="float">
            <text:p>184</text:p>
          </table:table-cell>
          <table:table-cell table:formula="of:=SUM(([.I33])*[.$J$2])/[.$A$1]" office:value-type="float" office:value="0.00504109589041096" calcext:value-type="float">
            <text:p>0,0050410959</text:p>
          </table:table-cell>
          <table:table-cell table:formula="of:=SUM(([.I33])*[.$K$2])/[.$A$1]" office:value-type="float" office:value="0.126027397260274" calcext:value-type="float">
            <text:p>0,1260273973</text:p>
          </table:table-cell>
          <table:table-cell table:formula="of:=SUM([.I33])/[.C33]" office:value-type="float" office:value="46" calcext:value-type="float">
            <text:p>46</text:p>
          </table:table-cell>
          <table:table-cell table:formula="of:=SUM([.L33])/[.$A$1]" office:value-type="float" office:value="0.126027397260274" calcext:value-type="float">
            <text:p>0,1260273973</text:p>
          </table:table-cell>
          <table:table-cell table:formula="of:=SUM(([.M33])*[.C33])" office:value-type="float" office:value="0.504109589041096" calcext:value-type="float">
            <text:p>0,5041095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02" calcext:value-type="float">
            <text:p>6,02</text:p>
          </table:table-cell>
          <table:table-cell table:formula="of:=SUM(([.Q33])*0.25)*365" office:value-type="float" office:value="549.325" calcext:value-type="float">
            <text:p>549,325</text:p>
          </table:table-cell>
          <table:table-cell office:value-type="float" office:value="30" calcext:value-type="float">
            <text:p>30</text:p>
          </table:table-cell>
          <table:table-cell table:formula="of:=SUM([.S33])*(0.22)-0.58" office:value-type="float" office:value="6.02" calcext:value-type="float">
            <text:p>6,02</text:p>
          </table:table-cell>
        </table:table-row>
        <table:table-row table:style-name="ro1">
          <table:table-cell office:value-type="string" calcext:value-type="string">
            <text:p>tanz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34:.C34])*[.H34]" office:value-type="float" office:value="1.21393258426966" calcext:value-type="float">
            <text:p>1,213932584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SUM([.F34:.F34])*1.46" office:value-type="float" office:value="54.02" calcext:value-type="float">
            <text:p>54,02</text:p>
          </table:table-cell>
          <table:table-cell table:formula="of:=SUM([.G34])/[.I34]" office:value-type="float" office:value="0.303483146067416" calcext:value-type="float">
            <text:p>0,3034831461</text:p>
          </table:table-cell>
          <table:table-cell table:style-name="ce2" office:value-type="float" office:value="178" calcext:value-type="float">
            <text:p>178</text:p>
          </table:table-cell>
          <table:table-cell table:formula="of:=SUM(([.I34])*[.$J$2])/[.$A$1]" office:value-type="float" office:value="0.00487671232876712" calcext:value-type="float">
            <text:p>0,0048767123</text:p>
          </table:table-cell>
          <table:table-cell table:formula="of:=SUM(([.I34])*[.$K$2])/[.$A$1]" office:value-type="float" office:value="0.121917808219178" calcext:value-type="float">
            <text:p>0,1219178082</text:p>
          </table:table-cell>
          <table:table-cell table:formula="of:=SUM([.I34])/[.C34]" office:value-type="float" office:value="44.5" calcext:value-type="float">
            <text:p>44,5</text:p>
          </table:table-cell>
          <table:table-cell table:formula="of:=SUM([.L34])/[.$A$1]" office:value-type="float" office:value="0.121917808219178" calcext:value-type="float">
            <text:p>0,1219178082</text:p>
          </table:table-cell>
          <table:table-cell table:formula="of:=SUM(([.M34])*[.C34])" office:value-type="float" office:value="0.487671232876712" calcext:value-type="float">
            <text:p>0,48767123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.24" calcext:value-type="float">
            <text:p>6,24</text:p>
          </table:table-cell>
          <table:table-cell table:formula="of:=SUM(([.Q34])*0.25)*365" office:value-type="float" office:value="569.4" calcext:value-type="float">
            <text:p>569,4</text:p>
          </table:table-cell>
          <table:table-cell office:value-type="float" office:value="31" calcext:value-type="float">
            <text:p>31</text:p>
          </table:table-cell>
          <table:table-cell table:formula="of:=SUM([.S34])*(0.22)-0.58" office:value-type="float" office:value="6.24" calcext:value-type="float">
            <text:p>6,24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35:.C35])*[.H35]" office:value-type="float" office:value="2.4645871559633" calcext:value-type="float">
            <text:p>2,4645871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SUM([.F35:.F35])*1.46" office:value-type="float" office:value="67.16" calcext:value-type="float">
            <text:p>67,16</text:p>
          </table:table-cell>
          <table:table-cell table:formula="of:=SUM([.G35])/[.I35]" office:value-type="float" office:value="0.616146788990826" calcext:value-type="float">
            <text:p>0,616146789</text:p>
          </table:table-cell>
          <table:table-cell office:value-type="float" office:value="109" calcext:value-type="float">
            <text:p>109</text:p>
          </table:table-cell>
          <table:table-cell table:formula="of:=SUM(([.I35])*[.$J$2])/[.$A$1]" office:value-type="float" office:value="0.00298630136986301" calcext:value-type="float">
            <text:p>0,0029863014</text:p>
          </table:table-cell>
          <table:table-cell table:formula="of:=SUM(([.I35])*[.$K$2])/[.$A$1]" office:value-type="float" office:value="0.0746575342465753" calcext:value-type="float">
            <text:p>0,0746575342</text:p>
          </table:table-cell>
          <table:table-cell table:formula="of:=SUM([.I35])/[.C35]" office:value-type="float" office:value="27.25" calcext:value-type="float">
            <text:p>27,25</text:p>
          </table:table-cell>
          <table:table-cell table:formula="of:=SUM([.L35])/[.$A$1]" office:value-type="float" office:value="0.0746575342465753" calcext:value-type="float">
            <text:p>0,0746575342</text:p>
          </table:table-cell>
          <table:table-cell table:formula="of:=SUM(([.M35])*[.C35])" office:value-type="float" office:value="0.298630136986301" calcext:value-type="float">
            <text:p>0,29863013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.46" calcext:value-type="float">
            <text:p>6,46</text:p>
          </table:table-cell>
          <table:table-cell table:formula="of:=SUM(([.Q35])*0.25)*365" office:value-type="float" office:value="589.475" calcext:value-type="float">
            <text:p>589,475</text:p>
          </table:table-cell>
          <table:table-cell office:value-type="float" office:value="32" calcext:value-type="float">
            <text:p>32</text:p>
          </table:table-cell>
          <table:table-cell table:formula="of:=SUM([.S35])*(0.22)-0.58" office:value-type="float" office:value="6.46" calcext:value-type="float">
            <text:p>6,46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36:.C36])*[.H36]" office:value-type="float" office:value="0.929090909090909" calcext:value-type="float">
            <text:p>0,929090909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([.F36:.F36])*1.46" office:value-type="float" office:value="30.66" calcext:value-type="float">
            <text:p>30,66</text:p>
          </table:table-cell>
          <table:table-cell table:formula="of:=SUM([.G36])/[.I36]" office:value-type="float" office:value="0.30969696969697" calcext:value-type="float">
            <text:p>0,3096969697</text:p>
          </table:table-cell>
          <table:table-cell office:value-type="float" office:value="99" calcext:value-type="float">
            <text:p>99</text:p>
          </table:table-cell>
          <table:table-cell table:formula="of:=SUM(([.I36])*[.$J$2])/[.$A$1]" office:value-type="float" office:value="0.00271232876712329" calcext:value-type="float">
            <text:p>0,0027123288</text:p>
          </table:table-cell>
          <table:table-cell table:formula="of:=SUM(([.I36])*[.$K$2])/[.$A$1]" office:value-type="float" office:value="0.0678082191780822" calcext:value-type="float">
            <text:p>0,0678082192</text:p>
          </table:table-cell>
          <table:table-cell table:formula="of:=SUM([.I36])/[.C36]" office:value-type="float" office:value="33" calcext:value-type="float">
            <text:p>33</text:p>
          </table:table-cell>
          <table:table-cell table:formula="of:=SUM([.L36])/[.$A$1]" office:value-type="float" office:value="0.0904109589041096" calcext:value-type="float">
            <text:p>0,0904109589</text:p>
          </table:table-cell>
          <table:table-cell table:formula="of:=SUM(([.M36])*[.C36])" office:value-type="float" office:value="0.271232876712329" calcext:value-type="float">
            <text:p>0,27123287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68" calcext:value-type="float">
            <text:p>6,68</text:p>
          </table:table-cell>
          <table:table-cell table:formula="of:=SUM(([.Q36])*0.25)*365" office:value-type="float" office:value="609.55" calcext:value-type="float">
            <text:p>609,55</text:p>
          </table:table-cell>
          <table:table-cell office:value-type="float" office:value="33" calcext:value-type="float">
            <text:p>33</text:p>
          </table:table-cell>
          <table:table-cell table:formula="of:=SUM([.S36])*(0.22)-0.58" office:value-type="float" office:value="6.68" calcext:value-type="float">
            <text:p>6,68</text:p>
          </table:table-cell>
        </table:table-row>
        <table:table-row table:style-name="ro1">
          <table:table-cell office:value-type="string" calcext:value-type="string">
            <text:p>bots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37:.C37])*[.H37]" office:value-type="float" office:value="0.925853658536585" calcext:value-type="float">
            <text:p>0,92585365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([.F37:.F37])*1.46" office:value-type="float" office:value="18.98" calcext:value-type="float">
            <text:p>18,98</text:p>
          </table:table-cell>
          <table:table-cell table:formula="of:=SUM([.G37])/[.I37]" office:value-type="float" office:value="0.462926829268293" calcext:value-type="float">
            <text:p>0,4629268293</text:p>
          </table:table-cell>
          <table:table-cell office:value-type="float" office:value="41" calcext:value-type="float">
            <text:p>41</text:p>
          </table:table-cell>
          <table:table-cell table:formula="of:=SUM(([.I37])*[.$J$2])/[.$A$1]" office:value-type="float" office:value="0.00112328767123288" calcext:value-type="float">
            <text:p>0,0011232877</text:p>
          </table:table-cell>
          <table:table-cell table:formula="of:=SUM(([.I37])*[.$K$2])/[.$A$1]" office:value-type="float" office:value="0.0280821917808219" calcext:value-type="float">
            <text:p>0,0280821918</text:p>
          </table:table-cell>
          <table:table-cell table:formula="of:=SUM([.I37])/[.C37]" office:value-type="float" office:value="20.5" calcext:value-type="float">
            <text:p>20,5</text:p>
          </table:table-cell>
          <table:table-cell table:formula="of:=SUM([.L37])/[.$A$1]" office:value-type="float" office:value="0.0561643835616438" calcext:value-type="float">
            <text:p>0,0561643836</text:p>
          </table:table-cell>
          <table:table-cell table:formula="of:=SUM(([.M37])*[.C37])" office:value-type="float" office:value="0.112328767123288" calcext:value-type="float">
            <text:p>0,11232876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formula="of:=SUM(([.Q37])*0.25)*365" office:value-type="float" office:value="629.625" calcext:value-type="float">
            <text:p>629,625</text:p>
          </table:table-cell>
          <table:table-cell office:value-type="float" office:value="34" calcext:value-type="float">
            <text:p>34</text:p>
          </table:table-cell>
          <table:table-cell table:formula="of:=SUM([.S37])*(0.22)-0.58"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38:.C38])*[.H38]" office:value-type="float" office:value="1.04285714285714" calcext:value-type="float">
            <text:p>1,04285714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SUM([.F38:.F38])*1.46" office:value-type="float" office:value="21.9" calcext:value-type="float">
            <text:p>21,9</text:p>
          </table:table-cell>
          <table:table-cell table:formula="of:=SUM([.G38])/[.I38]" office:value-type="float" office:value="0.521428571428571" calcext:value-type="float">
            <text:p>0,5214285714</text:p>
          </table:table-cell>
          <table:table-cell office:value-type="float" office:value="42" calcext:value-type="float">
            <text:p>42</text:p>
          </table:table-cell>
          <table:table-cell table:formula="of:=SUM(([.I38])*[.$J$2])/[.$A$1]" office:value-type="float" office:value="0.00115068493150685" calcext:value-type="float">
            <text:p>0,0011506849</text:p>
          </table:table-cell>
          <table:table-cell table:formula="of:=SUM(([.I38])*[.$K$2])/[.$A$1]" office:value-type="float" office:value="0.0287671232876712" calcext:value-type="float">
            <text:p>0,0287671233</text:p>
          </table:table-cell>
          <table:table-cell table:formula="of:=SUM([.I38])/[.C38]" office:value-type="float" office:value="21" calcext:value-type="float">
            <text:p>21</text:p>
          </table:table-cell>
          <table:table-cell table:formula="of:=SUM([.L38])/[.$A$1]" office:value-type="float" office:value="0.0575342465753425" calcext:value-type="float">
            <text:p>0,0575342466</text:p>
          </table:table-cell>
          <table:table-cell table:formula="of:=SUM(([.M38])*[.C38])" office:value-type="float" office:value="0.115068493150685" calcext:value-type="float">
            <text:p>0,11506849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.12" calcext:value-type="float">
            <text:p>7,12</text:p>
          </table:table-cell>
          <table:table-cell table:formula="of:=SUM(([.Q38])*0.25)*365" office:value-type="float" office:value="649.7" calcext:value-type="float">
            <text:p>649,7</text:p>
          </table:table-cell>
          <table:table-cell office:value-type="float" office:value="35" calcext:value-type="float">
            <text:p>35</text:p>
          </table:table-cell>
          <table:table-cell table:formula="of:=SUM([.S38])*(0.22)-0.58" office:value-type="float" office:value="7.12" calcext:value-type="float">
            <text:p>7,12</text:p>
          </table:table-cell>
        </table:table-row>
        <table:table-row table:style-name="ro1">
          <table:table-cell office:value-type="string" calcext:value-type="string">
            <text:p>zim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39:.C39])*[.H39]" office:value-type="float" office:value="1.21666666666667" calcext:value-type="float">
            <text:p>1,216666666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([.F39:.F39])*1.46" office:value-type="float" office:value="36.5" calcext:value-type="float">
            <text:p>36,5</text:p>
          </table:table-cell>
          <table:table-cell table:formula="of:=SUM([.G39])/[.I39]" office:value-type="float" office:value="1.21666666666667" calcext:value-type="float">
            <text:p>1,2166666667</text:p>
          </table:table-cell>
          <table:table-cell office:value-type="float" office:value="30" calcext:value-type="float">
            <text:p>30</text:p>
          </table:table-cell>
          <table:table-cell table:formula="of:=SUM(([.I39])*[.$J$2])/[.$A$1]" office:value-type="float" office:value="0.000821917808219178" calcext:value-type="float">
            <text:p>0,0008219178</text:p>
          </table:table-cell>
          <table:table-cell table:formula="of:=SUM(([.I39])*[.$K$2])/[.$A$1]" office:value-type="float" office:value="0.0205479452054794" calcext:value-type="float">
            <text:p>0,0205479452</text:p>
          </table:table-cell>
          <table:table-cell table:formula="of:=SUM([.I39])/[.C39]" office:value-type="float" office:value="30" calcext:value-type="float">
            <text:p>30</text:p>
          </table:table-cell>
          <table:table-cell table:formula="of:=SUM([.L39])/[.$A$1]" office:value-type="float" office:value="0.0821917808219178" calcext:value-type="float">
            <text:p>0,0821917808</text:p>
          </table:table-cell>
          <table:table-cell table:formula="of:=SUM(([.M39])*[.C39])" office:value-type="float" office:value="0.0821917808219178" calcext:value-type="float">
            <text:p>0,08219178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.34" calcext:value-type="float">
            <text:p>7,34</text:p>
          </table:table-cell>
          <table:table-cell table:formula="of:=SUM(([.Q39])*0.25)*365" office:value-type="float" office:value="669.775" calcext:value-type="float">
            <text:p>669,775</text:p>
          </table:table-cell>
          <table:table-cell office:value-type="float" office:value="36" calcext:value-type="float">
            <text:p>36</text:p>
          </table:table-cell>
          <table:table-cell table:formula="of:=SUM([.S39])*(0.22)-0.58" office:value-type="float" office:value="7.34" calcext:value-type="float">
            <text:p>7,34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40:.C40])*[.H40]" office:value-type="float" office:value="0.297959183673469" calcext:value-type="float">
            <text:p>0,2979591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F40:.F40])*1.46" office:value-type="float" office:value="14.6" calcext:value-type="float">
            <text:p>14,6</text:p>
          </table:table-cell>
          <table:table-cell table:formula="of:=SUM([.G40])/[.I40]" office:value-type="float" office:value="0.297959183673469" calcext:value-type="float">
            <text:p>0,2979591837</text:p>
          </table:table-cell>
          <table:table-cell office:value-type="float" office:value="49" calcext:value-type="float">
            <text:p>49</text:p>
          </table:table-cell>
          <table:table-cell table:formula="of:=SUM(([.I40])*[.$J$2])/[.$A$1]" office:value-type="float" office:value="0.00134246575342466" calcext:value-type="float">
            <text:p>0,0013424658</text:p>
          </table:table-cell>
          <table:table-cell table:formula="of:=SUM(([.I40])*[.$K$2])/[.$A$1]" office:value-type="float" office:value="0.0335616438356164" calcext:value-type="float">
            <text:p>0,0335616438</text:p>
          </table:table-cell>
          <table:table-cell table:formula="of:=SUM([.I40])/[.C40]" office:value-type="float" office:value="49" calcext:value-type="float">
            <text:p>49</text:p>
          </table:table-cell>
          <table:table-cell table:formula="of:=SUM([.L40])/[.$A$1]" office:value-type="float" office:value="0.134246575342466" calcext:value-type="float">
            <text:p>0,1342465753</text:p>
          </table:table-cell>
          <table:table-cell table:formula="of:=SUM(([.M40])*[.C40])" office:value-type="float" office:value="0.134246575342466" calcext:value-type="float">
            <text:p>0,13424657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.56" calcext:value-type="float">
            <text:p>7,56</text:p>
          </table:table-cell>
          <table:table-cell table:formula="of:=SUM(([.Q40])*0.25)*365" office:value-type="float" office:value="689.85" calcext:value-type="float">
            <text:p>689,85</text:p>
          </table:table-cell>
          <table:table-cell office:value-type="float" office:value="37" calcext:value-type="float">
            <text:p>37</text:p>
          </table:table-cell>
          <table:table-cell table:formula="of:=SUM([.S40])*(0.22)-0.58" office:value-type="float" office:value="7.56" calcext:value-type="float">
            <text:p>7,56</text:p>
          </table:table-cell>
        </table:table-row>
        <table:table-row table:style-name="ro1">
          <table:table-cell table:number-columns-repeated="15"/>
          <table:table-cell office:value-type="float" office:value="38" calcext:value-type="float">
            <text:p>38</text:p>
          </table:table-cell>
          <table:table-cell office:value-type="float" office:value="7.78" calcext:value-type="float">
            <text:p>7,78</text:p>
          </table:table-cell>
          <table:table-cell table:formula="of:=SUM(([.Q41])*0.25)*365" office:value-type="float" office:value="709.925" calcext:value-type="float">
            <text:p>709,925</text:p>
          </table:table-cell>
          <table:table-cell office:value-type="float" office:value="38" calcext:value-type="float">
            <text:p>38</text:p>
          </table:table-cell>
          <table:table-cell table:formula="of:=SUM([.S41])*(0.22)-0.58" office:value-type="float" office:value="7.78" calcext:value-type="float">
            <text:p>7,78</text:p>
          </table:table-cell>
        </table:table-row>
        <table:table-row table:style-name="ro1"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SUM(([.Q42])*0.25)*365" office:value-type="float" office:value="730" calcext:value-type="float">
            <text:p>730</text:p>
          </table:table-cell>
          <table:table-cell office:value-type="float" office:value="39" calcext:value-type="float">
            <text:p>39</text:p>
          </table:table-cell>
          <table:table-cell table:formula="of:=SUM([.S42])*(0.22)-0.58" office:value-type="float" office:value="8" calcext:value-type="float">
            <text:p>8</text:p>
          </table:table-cell>
        </table:table-row>
        <table:table-row table:style-name="ro1"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8.22" calcext:value-type="float">
            <text:p>8,22</text:p>
          </table:table-cell>
          <table:table-cell table:formula="of:=SUM(([.Q43])*0.25)*365" office:value-type="float" office:value="750.075" calcext:value-type="float">
            <text:p>750,075</text:p>
          </table:table-cell>
          <table:table-cell office:value-type="float" office:value="40" calcext:value-type="float">
            <text:p>40</text:p>
          </table:table-cell>
          <table:table-cell table:formula="of:=SUM([.S43])*(0.22)-0.58" office:value-type="float" office:value="8.22" calcext:value-type="float">
            <text:p>8,22</text:p>
          </table:table-cell>
        </table:table-row>
        <table:table-row table:style-name="ro1">
          <table:table-cell table:number-columns-repeated="15"/>
          <table:table-cell office:value-type="float" office:value="45" calcext:value-type="float">
            <text:p>45</text:p>
          </table:table-cell>
          <table:table-cell office:value-type="float" office:value="9.32" calcext:value-type="float">
            <text:p>9,32</text:p>
          </table:table-cell>
          <table:table-cell table:formula="of:=SUM(([.Q44])*0.25)*365" office:value-type="float" office:value="850.45" calcext:value-type="float">
            <text:p>850,45</text:p>
          </table:table-cell>
          <table:table-cell office:value-type="float" office:value="41" calcext:value-type="float">
            <text:p>41</text:p>
          </table:table-cell>
          <table:table-cell table:formula="of:=SUM([.S44])*(0.22)-0.58" office:value-type="float" office:value="8.44" calcext:value-type="float">
            <text:p>8,44</text:p>
          </table:table-cell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10.42" calcext:value-type="float">
            <text:p>10,42</text:p>
          </table:table-cell>
          <table:table-cell table:formula="of:=SUM(([.Q45])*0.25)*365" office:value-type="float" office:value="950.825" calcext:value-type="float">
            <text:p>950,825</text:p>
          </table:table-cell>
          <table:table-cell office:value-type="float" office:value="42" calcext:value-type="float">
            <text:p>42</text:p>
          </table:table-cell>
          <table:table-cell table:formula="of:=SUM([.S45])*(0.22)-0.58" office:value-type="float" office:value="8.66" calcext:value-type="float">
            <text:p>8,66</text:p>
          </table:table-cell>
        </table:table-row>
        <table:table-row table:style-name="ro1"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11.52" calcext:value-type="float">
            <text:p>11,52</text:p>
          </table:table-cell>
          <table:table-cell table:formula="of:=SUM(([.Q46])*0.25)*365" office:value-type="float" office:value="1051.2" calcext:value-type="float">
            <text:p>1051,2</text:p>
          </table:table-cell>
          <table:table-cell office:value-type="float" office:value="43" calcext:value-type="float">
            <text:p>43</text:p>
          </table:table-cell>
          <table:table-cell table:formula="of:=SUM([.S46])*(0.22)-0.58" office:value-type="float" office:value="8.88" calcext:value-type="float">
            <text:p>8,88</text:p>
          </table:table-cell>
        </table:table-row>
        <table:table-row table:style-name="ro1"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12.62" calcext:value-type="float">
            <text:p>12,62</text:p>
          </table:table-cell>
          <table:table-cell table:formula="of:=SUM(([.Q47])*0.25)*365" office:value-type="float" office:value="1151.575" calcext:value-type="float">
            <text:p>1151,575</text:p>
          </table:table-cell>
          <table:table-cell office:value-type="float" office:value="44" calcext:value-type="float">
            <text:p>44</text:p>
          </table:table-cell>
          <table:table-cell table:formula="of:=SUM([.S47])*(0.22)-0.58" office:value-type="float" office:value="9.1" calcext:value-type="float">
            <text:p>9,1</text:p>
          </table:table-cell>
        </table:table-row>
        <table:table-row table:style-name="ro1"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13.72" calcext:value-type="float">
            <text:p>13,72</text:p>
          </table:table-cell>
          <table:table-cell table:formula="of:=SUM(([.Q48])*0.25)*365" office:value-type="float" office:value="1251.95" calcext:value-type="float">
            <text:p>1251,95</text:p>
          </table:table-cell>
          <table:table-cell office:value-type="float" office:value="45" calcext:value-type="float">
            <text:p>45</text:p>
          </table:table-cell>
          <table:table-cell table:formula="of:=SUM([.S48])*(0.22)-0.58" office:value-type="float" office:value="9.32" calcext:value-type="float">
            <text:p>9,32</text:p>
          </table:table-cell>
        </table:table-row>
        <table:table-row table:style-name="ro1"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14.82" calcext:value-type="float">
            <text:p>14,82</text:p>
          </table:table-cell>
          <table:table-cell table:formula="of:=SUM(([.Q49])*0.25)*365" office:value-type="float" office:value="1352.325" calcext:value-type="float">
            <text:p>1352,325</text:p>
          </table:table-cell>
          <table:table-cell office:value-type="float" office:value="46" calcext:value-type="float">
            <text:p>46</text:p>
          </table:table-cell>
          <table:table-cell table:formula="of:=SUM([.S49])*(0.22)-0.58" office:value-type="float" office:value="9.54" calcext:value-type="float">
            <text:p>9,54</text:p>
          </table:table-cell>
        </table:table-row>
        <table:table-row table:style-name="ro1"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15.92" calcext:value-type="float">
            <text:p>15,92</text:p>
          </table:table-cell>
          <table:table-cell table:formula="of:=SUM(([.Q50])*0.25)*365" office:value-type="float" office:value="1452.7" calcext:value-type="float">
            <text:p>1452,7</text:p>
          </table:table-cell>
          <table:table-cell office:value-type="float" office:value="47" calcext:value-type="float">
            <text:p>47</text:p>
          </table:table-cell>
          <table:table-cell table:formula="of:=SUM([.S50])*(0.22)-0.58" office:value-type="float" office:value="9.76" calcext:value-type="float">
            <text:p>9,76</text:p>
          </table:table-cell>
        </table:table-row>
        <table:table-row table:style-name="ro1">
          <table:table-cell table:number-columns-repeated="15"/>
          <table:table-cell office:value-type="float" office:value="80" calcext:value-type="float">
            <text:p>80</text:p>
          </table:table-cell>
          <table:table-cell office:value-type="float" office:value="17.02" calcext:value-type="float">
            <text:p>17,02</text:p>
          </table:table-cell>
          <table:table-cell table:formula="of:=SUM(([.Q51])*0.25)*365" office:value-type="float" office:value="1553.075" calcext:value-type="float">
            <text:p>1553,075</text:p>
          </table:table-cell>
          <table:table-cell office:value-type="float" office:value="48" calcext:value-type="float">
            <text:p>48</text:p>
          </table:table-cell>
          <table:table-cell table:formula="of:=SUM([.S51])*(0.22)-0.58" office:value-type="float" office:value="9.98" calcext:value-type="float">
            <text:p>9,98</text:p>
          </table:table-cell>
        </table:table-row>
        <table:table-row table:style-name="ro1">
          <table:table-cell table:number-columns-repeated="15"/>
          <table:table-cell office:value-type="float" office:value="85" calcext:value-type="float">
            <text:p>85</text:p>
          </table:table-cell>
          <table:table-cell office:value-type="float" office:value="18.12" calcext:value-type="float">
            <text:p>18,12</text:p>
          </table:table-cell>
          <table:table-cell table:formula="of:=SUM(([.Q52])*0.25)*365" office:value-type="float" office:value="1653.45" calcext:value-type="float">
            <text:p>1653,45</text:p>
          </table:table-cell>
          <table:table-cell office:value-type="float" office:value="49" calcext:value-type="float">
            <text:p>49</text:p>
          </table:table-cell>
          <table:table-cell table:formula="of:=SUM([.S52])*(0.22)-0.58" office:value-type="float" office:value="10.2" calcext:value-type="float">
            <text:p>10,2</text:p>
          </table:table-cell>
        </table:table-row>
        <table:table-row table:style-name="ro1">
          <table:table-cell office:value-type="string" calcext:value-type="string">
            <text:p>All nations need at least 2 CIC to cope with taxes. So we give everyone 1 free</text:p>
          </table:table-cell>
          <table:table-cell table:number-columns-repeated="14"/>
          <table:table-cell office:value-type="float" office:value="95" calcext:value-type="float">
            <text:p>95</text:p>
          </table:table-cell>
          <table:table-cell office:value-type="float" office:value="20.32" calcext:value-type="float">
            <text:p>20,32</text:p>
          </table:table-cell>
          <table:table-cell table:formula="of:=SUM(([.Q53])*0.25)*365" office:value-type="float" office:value="1854.2" calcext:value-type="float">
            <text:p>1854,2</text:p>
          </table:table-cell>
          <table:table-cell office:value-type="float" office:value="50" calcext:value-type="float">
            <text:p>50</text:p>
          </table:table-cell>
          <table:table-cell table:formula="of:=SUM([.S53])*(0.22)-0.58" office:value-type="float" office:value="10.42" calcext:value-type="float">
            <text:p>10,42</text:p>
          </table:table-cell>
        </table:table-row>
        <table:table-row table:style-name="ro1">
          <table:table-cell table:number-columns-repeated="15"/>
          <table:table-cell office:value-type="float" office:value="105" calcext:value-type="float">
            <text:p>105</text:p>
          </table:table-cell>
          <table:table-cell office:value-type="float" office:value="22.52" calcext:value-type="float">
            <text:p>22,52</text:p>
          </table:table-cell>
          <table:table-cell table:formula="of:=SUM(([.Q54])*0.25)*365" office:value-type="float" office:value="2054.95" calcext:value-type="float">
            <text:p>2054,95</text:p>
          </table:table-cell>
          <table:table-cell office:value-type="float" office:value="51" calcext:value-type="float">
            <text:p>51</text:p>
          </table:table-cell>
          <table:table-cell table:formula="of:=SUM([.S54])*(0.22)-0.58" office:value-type="float" office:value="10.64" calcext:value-type="float">
            <text:p>10,64</text:p>
          </table:table-cell>
        </table:table-row>
        <table:table-row table:style-name="ro1">
          <table:table-cell table:number-columns-repeated="15"/>
          <table:table-cell office:value-type="float" office:value="115" calcext:value-type="float">
            <text:p>115</text:p>
          </table:table-cell>
          <table:table-cell office:value-type="float" office:value="24.72" calcext:value-type="float">
            <text:p>24,72</text:p>
          </table:table-cell>
          <table:table-cell table:formula="of:=SUM(([.Q55])*0.25)*365" office:value-type="float" office:value="2255.7" calcext:value-type="float">
            <text:p>2255,7</text:p>
          </table:table-cell>
          <table:table-cell office:value-type="float" office:value="52" calcext:value-type="float">
            <text:p>52</text:p>
          </table:table-cell>
          <table:table-cell table:formula="of:=SUM([.S55])*(0.22)-0.58" office:value-type="float" office:value="10.86" calcext:value-type="float">
            <text:p>10,86</text:p>
          </table:table-cell>
        </table:table-row>
        <table:table-row table:style-name="ro1">
          <table:table-cell table:number-columns-repeated="15"/>
          <table:table-cell office:value-type="float" office:value="125" calcext:value-type="float">
            <text:p>125</text:p>
          </table:table-cell>
          <table:table-cell office:value-type="float" office:value="26.92" calcext:value-type="float">
            <text:p>26,92</text:p>
          </table:table-cell>
          <table:table-cell table:formula="of:=SUM(([.Q56])*0.25)*365" office:value-type="float" office:value="2456.45" calcext:value-type="float">
            <text:p>2456,45</text:p>
          </table:table-cell>
          <table:table-cell office:value-type="float" office:value="53" calcext:value-type="float">
            <text:p>53</text:p>
          </table:table-cell>
          <table:table-cell table:formula="of:=SUM([.S56])*(0.22)-0.58" office:value-type="float" office:value="11.08" calcext:value-type="float">
            <text:p>11,08</text:p>
          </table:table-cell>
        </table:table-row>
        <table:table-row table:style-name="ro1">
          <table:table-cell table:number-columns-repeated="15"/>
          <table:table-cell office:value-type="float" office:value="135" calcext:value-type="float">
            <text:p>135</text:p>
          </table:table-cell>
          <table:table-cell office:value-type="float" office:value="29.12" calcext:value-type="float">
            <text:p>29,12</text:p>
          </table:table-cell>
          <table:table-cell table:formula="of:=SUM(([.Q57])*0.25)*365" office:value-type="float" office:value="2657.2" calcext:value-type="float">
            <text:p>2657,2</text:p>
          </table:table-cell>
          <table:table-cell office:value-type="float" office:value="54" calcext:value-type="float">
            <text:p>54</text:p>
          </table:table-cell>
          <table:table-cell table:formula="of:=SUM([.S57])*(0.22)-0.58" office:value-type="float" office:value="11.3" calcext:value-type="float">
            <text:p>11,3</text:p>
          </table:table-cell>
        </table:table-row>
        <table:table-row table:style-name="ro1">
          <table:table-cell table:number-columns-repeated="15"/>
          <table:table-cell office:value-type="float" office:value="145" calcext:value-type="float">
            <text:p>145</text:p>
          </table:table-cell>
          <table:table-cell office:value-type="float" office:value="31.3199999999999" calcext:value-type="float">
            <text:p>31,32</text:p>
          </table:table-cell>
          <table:table-cell table:formula="of:=SUM(([.Q58])*0.25)*365" office:value-type="float" office:value="2857.94999999999" calcext:value-type="float">
            <text:p>2857,95</text:p>
          </table:table-cell>
          <table:table-cell office:value-type="float" office:value="55" calcext:value-type="float">
            <text:p>55</text:p>
          </table:table-cell>
          <table:table-cell table:formula="of:=SUM([.S58])*(0.22)-0.58" office:value-type="float" office:value="11.52" calcext:value-type="float">
            <text:p>11,52</text:p>
          </table:table-cell>
        </table:table-row>
        <table:table-row table:style-name="ro1">
          <table:table-cell table:number-columns-repeated="15"/>
          <table:table-cell office:value-type="float" office:value="155" calcext:value-type="float">
            <text:p>155</text:p>
          </table:table-cell>
          <table:table-cell office:value-type="float" office:value="33.5199999999999" calcext:value-type="float">
            <text:p>33,52</text:p>
          </table:table-cell>
          <table:table-cell table:formula="of:=SUM(([.Q59])*0.25)*365" office:value-type="float" office:value="3058.69999999999" calcext:value-type="float">
            <text:p>3058,7</text:p>
          </table:table-cell>
          <table:table-cell office:value-type="float" office:value="56" calcext:value-type="float">
            <text:p>56</text:p>
          </table:table-cell>
          <table:table-cell table:formula="of:=SUM([.S59])*(0.22)-0.58" office:value-type="float" office:value="11.74" calcext:value-type="float">
            <text:p>11,74</text:p>
          </table:table-cell>
        </table:table-row>
        <table:table-row table:style-name="ro1">
          <table:table-cell table:number-columns-repeated="15"/>
          <table:table-cell office:value-type="float" office:value="165" calcext:value-type="float">
            <text:p>165</text:p>
          </table:table-cell>
          <table:table-cell office:value-type="float" office:value="35.7199999999999" calcext:value-type="float">
            <text:p>35,72</text:p>
          </table:table-cell>
          <table:table-cell table:formula="of:=SUM(([.Q60])*0.25)*365" office:value-type="float" office:value="3259.44999999999" calcext:value-type="float">
            <text:p>3259,45</text:p>
          </table:table-cell>
          <table:table-cell office:value-type="float" office:value="57" calcext:value-type="float">
            <text:p>57</text:p>
          </table:table-cell>
          <table:table-cell table:formula="of:=SUM([.S60])*(0.22)-0.58" office:value-type="float" office:value="11.96" calcext:value-type="float">
            <text:p>11,96</text:p>
          </table:table-cell>
        </table:table-row>
        <table:table-row table:style-name="ro1">
          <table:table-cell table:number-columns-repeated="15"/>
          <table:table-cell office:value-type="float" office:value="175" calcext:value-type="float">
            <text:p>175</text:p>
          </table:table-cell>
          <table:table-cell office:value-type="float" office:value="37.9199999999999" calcext:value-type="float">
            <text:p>37,92</text:p>
          </table:table-cell>
          <table:table-cell table:formula="of:=SUM(([.Q61])*0.25)*365" office:value-type="float" office:value="3460.19999999999" calcext:value-type="float">
            <text:p>3460,2</text:p>
          </table:table-cell>
          <table:table-cell office:value-type="float" office:value="58" calcext:value-type="float">
            <text:p>58</text:p>
          </table:table-cell>
          <table:table-cell table:formula="of:=SUM([.S61])*(0.22)-0.58" office:value-type="float" office:value="12.18" calcext:value-type="float">
            <text:p>12,18</text:p>
          </table:table-cell>
        </table:table-row>
        <table:table-row table:style-name="ro1">
          <table:table-cell table:number-columns-repeated="15"/>
          <table:table-cell office:value-type="float" office:value="185" calcext:value-type="float">
            <text:p>185</text:p>
          </table:table-cell>
          <table:table-cell office:value-type="float" office:value="40.1199999999999" calcext:value-type="float">
            <text:p>40,12</text:p>
          </table:table-cell>
          <table:table-cell table:formula="of:=SUM(([.Q62])*0.25)*365" office:value-type="float" office:value="3660.94999999999" calcext:value-type="float">
            <text:p>3660,95</text:p>
          </table:table-cell>
          <table:table-cell office:value-type="float" office:value="59" calcext:value-type="float">
            <text:p>59</text:p>
          </table:table-cell>
          <table:table-cell table:formula="of:=SUM([.S62])*(0.22)-0.58" office:value-type="float" office:value="12.4" calcext:value-type="float">
            <text:p>12,4</text:p>
          </table:table-cell>
        </table:table-row>
        <table:table-row table:style-name="ro1">
          <table:table-cell table:number-columns-repeated="15"/>
          <table:table-cell office:value-type="float" office:value="195" calcext:value-type="float">
            <text:p>195</text:p>
          </table:table-cell>
          <table:table-cell office:value-type="float" office:value="42.3199999999999" calcext:value-type="float">
            <text:p>42,32</text:p>
          </table:table-cell>
          <table:table-cell table:formula="of:=SUM(([.Q63])*0.25)*365" office:value-type="float" office:value="3861.69999999999" calcext:value-type="float">
            <text:p>3861,7</text:p>
          </table:table-cell>
          <table:table-cell office:value-type="float" office:value="60" calcext:value-type="float">
            <text:p>60</text:p>
          </table:table-cell>
          <table:table-cell table:formula="of:=SUM([.S63])*(0.22)-0.58" office:value-type="float" office:value="12.62" calcext:value-type="float">
            <text:p>12,62</text:p>
          </table:table-cell>
        </table:table-row>
        <table:table-row table:style-name="ro1">
          <table:table-cell table:number-columns-repeated="15"/>
          <table:table-cell office:value-type="float" office:value="205" calcext:value-type="float">
            <text:p>205</text:p>
          </table:table-cell>
          <table:table-cell office:value-type="float" office:value="44.5199999999999" calcext:value-type="float">
            <text:p>44,52</text:p>
          </table:table-cell>
          <table:table-cell table:formula="of:=SUM(([.Q64])*0.25)*365" office:value-type="float" office:value="4062.44999999999" calcext:value-type="float">
            <text:p>4062,45</text:p>
          </table:table-cell>
          <table:table-cell office:value-type="float" office:value="61" calcext:value-type="float">
            <text:p>61</text:p>
          </table:table-cell>
          <table:table-cell table:formula="of:=SUM([.S64])*(0.22)-0.58" office:value-type="float" office:value="12.84" calcext:value-type="float">
            <text:p>12,84</text:p>
          </table:table-cell>
        </table:table-row>
        <table:table-row table:style-name="ro1">
          <table:table-cell table:number-columns-repeated="18"/>
          <table:table-cell office:value-type="float" office:value="62" calcext:value-type="float">
            <text:p>62</text:p>
          </table:table-cell>
          <table:table-cell table:formula="of:=SUM([.S65])*(0.22)-0.58" office:value-type="float" office:value="13.06" calcext:value-type="float">
            <text:p>13,06</text:p>
          </table:table-cell>
        </table:table-row>
        <table:table-row table:style-name="ro1">
          <table:table-cell table:number-columns-repeated="18"/>
          <table:table-cell office:value-type="float" office:value="63" calcext:value-type="float">
            <text:p>63</text:p>
          </table:table-cell>
          <table:table-cell table:formula="of:=SUM([.S66])*(0.22)-0.58" office:value-type="float" office:value="13.28" calcext:value-type="float">
            <text:p>13,28</text:p>
          </table:table-cell>
        </table:table-row>
        <table:table-row table:style-name="ro1">
          <table:table-cell table:number-columns-repeated="18"/>
          <table:table-cell office:value-type="float" office:value="64" calcext:value-type="float">
            <text:p>64</text:p>
          </table:table-cell>
          <table:table-cell table:formula="of:=SUM([.S67])*(0.22)-0.58" office:value-type="float" office:value="13.5" calcext:value-type="float">
            <text:p>13,5</text:p>
          </table:table-cell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table:formula="of:=SUM([.S68])*(0.22)-0.58" office:value-type="float" office:value="13.72" calcext:value-type="float">
            <text:p>13,72</text:p>
          </table:table-cell>
        </table:table-row>
        <table:table-row table:style-name="ro1">
          <table:table-cell table:number-columns-repeated="18"/>
          <table:table-cell office:value-type="float" office:value="66" calcext:value-type="float">
            <text:p>66</text:p>
          </table:table-cell>
          <table:table-cell table:formula="of:=SUM([.S69])*(0.22)-0.58" office:value-type="float" office:value="13.94" calcext:value-type="float">
            <text:p>13,94</text:p>
          </table:table-cell>
        </table:table-row>
        <table:table-row table:style-name="ro1">
          <table:table-cell table:number-columns-repeated="18"/>
          <table:table-cell office:value-type="float" office:value="67" calcext:value-type="float">
            <text:p>67</text:p>
          </table:table-cell>
          <table:table-cell table:formula="of:=SUM([.S70])*(0.22)-0.58" office:value-type="float" office:value="14.16" calcext:value-type="float">
            <text:p>14,16</text:p>
          </table:table-cell>
        </table:table-row>
        <table:table-row table:style-name="ro1">
          <table:table-cell table:number-columns-repeated="18"/>
          <table:table-cell office:value-type="float" office:value="68" calcext:value-type="float">
            <text:p>68</text:p>
          </table:table-cell>
          <table:table-cell table:formula="of:=SUM([.S71])*(0.22)-0.58" office:value-type="float" office:value="14.38" calcext:value-type="float">
            <text:p>14,38</text:p>
          </table:table-cell>
        </table:table-row>
        <table:table-row table:style-name="ro1">
          <table:table-cell table:number-columns-repeated="18"/>
          <table:table-cell office:value-type="float" office:value="69" calcext:value-type="float">
            <text:p>69</text:p>
          </table:table-cell>
          <table:table-cell table:formula="of:=SUM([.S72])*(0.22)-0.58" office:value-type="float" office:value="14.6" calcext:value-type="float">
            <text:p>14,6</text:p>
          </table:table-cell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table:formula="of:=SUM([.S73])*(0.22)-0.58" office:value-type="float" office:value="14.82" calcext:value-type="float">
            <text:p>14,82</text:p>
          </table:table-cell>
        </table:table-row>
        <table:table-row table:style-name="ro1">
          <table:table-cell table:number-columns-repeated="18"/>
          <table:table-cell office:value-type="float" office:value="71" calcext:value-type="float">
            <text:p>71</text:p>
          </table:table-cell>
          <table:table-cell table:formula="of:=SUM([.S74])*(0.22)-0.58" office:value-type="float" office:value="15.04" calcext:value-type="float">
            <text:p>15,04</text:p>
          </table:table-cell>
        </table:table-row>
        <table:table-row table:style-name="ro1">
          <table:table-cell table:number-columns-repeated="18"/>
          <table:table-cell office:value-type="float" office:value="72" calcext:value-type="float">
            <text:p>72</text:p>
          </table:table-cell>
          <table:table-cell table:formula="of:=SUM([.S75])*(0.22)-0.58" office:value-type="float" office:value="15.26" calcext:value-type="float">
            <text:p>15,26</text:p>
          </table:table-cell>
        </table:table-row>
        <table:table-row table:style-name="ro1">
          <table:table-cell table:number-columns-repeated="18"/>
          <table:table-cell office:value-type="float" office:value="73" calcext:value-type="float">
            <text:p>73</text:p>
          </table:table-cell>
          <table:table-cell table:formula="of:=SUM([.S76])*(0.22)-0.58" office:value-type="float" office:value="15.48" calcext:value-type="float">
            <text:p>15,48</text:p>
          </table:table-cell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table:formula="of:=SUM([.S77])*(0.22)-0.58" office:value-type="float" office:value="15.7" calcext:value-type="float">
            <text:p>15,7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table:formula="of:=SUM([.S78])*(0.22)-0.58" office:value-type="float" office:value="15.92" calcext:value-type="float">
            <text:p>15,92</text:p>
          </table:table-cell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table:formula="of:=SUM([.S79])*(0.22)-0.58" office:value-type="float" office:value="16.14" calcext:value-type="float">
            <text:p>16,14</text:p>
          </table:table-cell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table:formula="of:=SUM([.S80])*(0.22)-0.58" office:value-type="float" office:value="16.36" calcext:value-type="float">
            <text:p>16,36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Mil IC</text:p>
          </table:table-cell>
          <table:table-cell table:number-columns-repeated="2"/>
          <table:table-cell office:value-type="string" calcext:value-type="string">
            <text:p>Sug. Mil-EX</text:p>
          </table:table-cell>
          <table:table-cell office:value-type="string" calcext:value-type="string">
            <text:p>Mil IC remove</text:p>
          </table:table-cell>
          <table:table-cell/>
          <table:table-cell office:value-type="string" calcext:value-type="string">
            <text:p>new total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formula="of:=SUM([.S81])*(0.22)-0.58" office:value-type="float" office:value="16.58" calcext:value-type="float">
            <text:p>16,58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5"/>
          <table:table-cell office:value-type="float" office:value="79" calcext:value-type="float">
            <text:p>79</text:p>
          </table:table-cell>
          <table:table-cell table:formula="of:=SUM([.S82])*(0.22)-0.58" office:value-type="float" office:value="16.8" calcext:value-type="float">
            <text:p>16,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5"/>
          <table:table-cell office:value-type="float" office:value="80" calcext:value-type="float">
            <text:p>80</text:p>
          </table:table-cell>
          <table:table-cell table:formula="of:=SUM([.S83])*(0.22)-0.58" office:value-type="float" office:value="17.02" calcext:value-type="float">
            <text:p>17,02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5"/>
          <table:table-cell office:value-type="float" office:value="81" calcext:value-type="float">
            <text:p>81</text:p>
          </table:table-cell>
          <table:table-cell table:formula="of:=SUM([.S84])*(0.22)-0.58" office:value-type="float" office:value="17.24" calcext:value-type="float">
            <text:p>17,2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5"/>
          <table:table-cell office:value-type="float" office:value="82" calcext:value-type="float">
            <text:p>82</text:p>
          </table:table-cell>
          <table:table-cell table:formula="of:=SUM([.S85])*(0.22)-0.58" office:value-type="float" office:value="17.46" calcext:value-type="float">
            <text:p>17,4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5"/>
          <table:table-cell office:value-type="float" office:value="83" calcext:value-type="float">
            <text:p>83</text:p>
          </table:table-cell>
          <table:table-cell table:formula="of:=SUM([.S86])*(0.22)-0.58" office:value-type="float" office:value="17.68" calcext:value-type="float">
            <text:p>17,68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5"/>
          <table:table-cell office:value-type="float" office:value="84" calcext:value-type="float">
            <text:p>84</text:p>
          </table:table-cell>
          <table:table-cell table:formula="of:=SUM([.S87])*(0.22)-0.58" office:value-type="float" office:value="17.9" calcext:value-type="float">
            <text:p>17,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5"/>
          <table:table-cell office:value-type="float" office:value="85" calcext:value-type="float">
            <text:p>85</text:p>
          </table:table-cell>
          <table:table-cell table:formula="of:=SUM([.S88])*(0.22)-0.58" office:value-type="float" office:value="18.12" calcext:value-type="float">
            <text:p>18,1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86" calcext:value-type="float">
            <text:p>86</text:p>
          </table:table-cell>
          <table:table-cell table:formula="of:=SUM([.S89])*(0.22)-0.58" office:value-type="float" office:value="18.34" calcext:value-type="float">
            <text:p>18,3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87" calcext:value-type="float">
            <text:p>87</text:p>
          </table:table-cell>
          <table:table-cell table:formula="of:=SUM([.S90])*(0.22)-0.58" office:value-type="float" office:value="18.56" calcext:value-type="float">
            <text:p>18,56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5"/>
          <table:table-cell office:value-type="float" office:value="88" calcext:value-type="float">
            <text:p>88</text:p>
          </table:table-cell>
          <table:table-cell table:formula="of:=SUM([.S91])*(0.22)-0.58" office:value-type="float" office:value="18.78" calcext:value-type="float">
            <text:p>18,78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89" calcext:value-type="float">
            <text:p>89</text:p>
          </table:table-cell>
          <table:table-cell table:formula="of:=SUM([.S92])*(0.22)-0.58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table:formula="of:=SUM([.S93])*(0.22)-0.58" office:value-type="float" office:value="19.22" calcext:value-type="float">
            <text:p>19,22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5"/>
          <table:table-cell office:value-type="float" office:value="91" calcext:value-type="float">
            <text:p>91</text:p>
          </table:table-cell>
          <table:table-cell table:formula="of:=SUM([.S94])*(0.22)-0.58" office:value-type="float" office:value="19.44" calcext:value-type="float">
            <text:p>19,44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92" calcext:value-type="float">
            <text:p>92</text:p>
          </table:table-cell>
          <table:table-cell table:formula="of:=SUM([.S95])*(0.22)-0.58" office:value-type="float" office:value="19.66" calcext:value-type="float">
            <text:p>19,66</text:p>
          </table:table-cell>
        </table:table-row>
        <table:table-row table:style-name="ro1">
          <table:table-cell office:value-type="string" calcext:value-type="string">
            <text:p>Ho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93" calcext:value-type="float">
            <text:p>93</text:p>
          </table:table-cell>
          <table:table-cell table:formula="of:=SUM([.S96])*(0.22)-0.58" office:value-type="float" office:value="19.88" calcext:value-type="float">
            <text:p>19,8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94" calcext:value-type="float">
            <text:p>94</text:p>
          </table:table-cell>
          <table:table-cell table:formula="of:=SUM([.S97])*(0.22)-0.58" office:value-type="float" office:value="20.1" calcext:value-type="float">
            <text:p>20,1</text:p>
          </table:table-cell>
        </table:table-row>
        <table:table-row table:style-name="ro1">
          <table:table-cell office:value-type="string" calcext:value-type="string">
            <text:p>Aust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95" calcext:value-type="float">
            <text:p>95</text:p>
          </table:table-cell>
          <table:table-cell table:formula="of:=SUM([.S98])*(0.22)-0.58" office:value-type="float" office:value="20.32" calcext:value-type="float">
            <text:p>20,32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96" calcext:value-type="float">
            <text:p>96</text:p>
          </table:table-cell>
          <table:table-cell table:formula="of:=SUM([.S99])*(0.22)-0.58" office:value-type="float" office:value="20.54" calcext:value-type="float">
            <text:p>20,54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97" calcext:value-type="float">
            <text:p>97</text:p>
          </table:table-cell>
          <table:table-cell table:formula="of:=SUM([.S100])*(0.22)-0.58" office:value-type="float" office:value="20.76" calcext:value-type="float">
            <text:p>20,7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98" calcext:value-type="float">
            <text:p>98</text:p>
          </table:table-cell>
          <table:table-cell table:formula="of:=SUM([.S101])*(0.22)-0.58" office:value-type="float" office:value="20.98" calcext:value-type="float">
            <text:p>20,98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99" calcext:value-type="float">
            <text:p>99</text:p>
          </table:table-cell>
          <table:table-cell table:formula="of:=SUM([.S102])*(0.22)-0.58" office:value-type="float" office:value="21.2" calcext:value-type="float">
            <text:p>21,2</text:p>
          </table:table-cell>
        </table:table-row>
        <table:table-row table:style-name="ro1">
          <table:table-cell office:value-type="string" calcext:value-type="string">
            <text:p>Then remove mil IC from all useless nations once system is done</text:p>
          </table:table-cell>
          <table:table-cell table:number-columns-repeated="17"/>
          <table:table-cell office:value-type="float" office:value="100" calcext:value-type="float">
            <text:p>100</text:p>
          </table:table-cell>
          <table:table-cell table:formula="of:=SUM([.S103])*(0.22)-0.58" office:value-type="float" office:value="21.42" calcext:value-type="float">
            <text:p>21,42</text:p>
          </table:table-cell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table:formula="of:=SUM([.S104])*(0.22)-0.58" office:value-type="float" office:value="21.64" calcext:value-type="float">
            <text:p>21,64</text:p>
          </table:table-cell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table:formula="of:=SUM([.S105])*(0.22)-0.58" office:value-type="float" office:value="21.86" calcext:value-type="float">
            <text:p>21,86</text:p>
          </table:table-cell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table:formula="of:=SUM([.S106])*(0.22)-0.58" office:value-type="float" office:value="22.08" calcext:value-type="float">
            <text:p>22,08</text:p>
          </table:table-cell>
        </table:table-row>
        <table:table-row table:style-name="ro1">
          <table:table-cell table:number-columns-repeated="18"/>
          <table:table-cell office:value-type="float" office:value="104" calcext:value-type="float">
            <text:p>104</text:p>
          </table:table-cell>
          <table:table-cell table:formula="of:=SUM([.S107])*(0.22)-0.58" office:value-type="float" office:value="22.3" calcext:value-type="float">
            <text:p>22,3</text:p>
          </table:table-cell>
        </table:table-row>
        <table:table-row table:style-name="ro1">
          <table:table-cell table:number-columns-repeated="18"/>
          <table:table-cell office:value-type="float" office:value="105" calcext:value-type="float">
            <text:p>105</text:p>
          </table:table-cell>
          <table:table-cell table:formula="of:=SUM([.S108])*(0.22)-0.58" office:value-type="float" office:value="22.52" calcext:value-type="float">
            <text:p>22,52</text:p>
          </table:table-cell>
        </table:table-row>
        <table:table-row table:style-name="ro1">
          <table:table-cell table:number-columns-repeated="18"/>
          <table:table-cell office:value-type="float" office:value="106" calcext:value-type="float">
            <text:p>106</text:p>
          </table:table-cell>
          <table:table-cell table:formula="of:=SUM([.S109])*(0.22)-0.58" office:value-type="float" office:value="22.74" calcext:value-type="float">
            <text:p>22,74</text:p>
          </table:table-cell>
        </table:table-row>
        <table:table-row table:style-name="ro1">
          <table:table-cell table:number-columns-repeated="18"/>
          <table:table-cell office:value-type="float" office:value="107" calcext:value-type="float">
            <text:p>107</text:p>
          </table:table-cell>
          <table:table-cell table:formula="of:=SUM([.S110])*(0.22)-0.58" office:value-type="float" office:value="22.96" calcext:value-type="float">
            <text:p>22,96</text:p>
          </table:table-cell>
        </table:table-row>
        <table:table-row table:style-name="ro1">
          <table:table-cell table:number-columns-repeated="18"/>
          <table:table-cell office:value-type="float" office:value="108" calcext:value-type="float">
            <text:p>108</text:p>
          </table:table-cell>
          <table:table-cell table:formula="of:=SUM([.S111])*(0.22)-0.58" office:value-type="float" office:value="23.18" calcext:value-type="float">
            <text:p>23,18</text:p>
          </table:table-cell>
        </table:table-row>
        <table:table-row table:style-name="ro1">
          <table:table-cell table:number-columns-repeated="18"/>
          <table:table-cell office:value-type="float" office:value="109" calcext:value-type="float">
            <text:p>109</text:p>
          </table:table-cell>
          <table:table-cell table:formula="of:=SUM([.S112])*(0.22)-0.58" office:value-type="float" office:value="23.4" calcext:value-type="float">
            <text:p>23,4</text:p>
          </table:table-cell>
        </table:table-row>
        <table:table-row table:style-name="ro1">
          <table:table-cell table:number-columns-repeated="18"/>
          <table:table-cell office:value-type="float" office:value="110" calcext:value-type="float">
            <text:p>110</text:p>
          </table:table-cell>
          <table:table-cell table:formula="of:=SUM([.S113])*(0.22)-0.58" office:value-type="float" office:value="23.62" calcext:value-type="float">
            <text:p>23,62</text:p>
          </table:table-cell>
        </table:table-row>
        <table:table-row table:style-name="ro1">
          <table:table-cell table:number-columns-repeated="18"/>
          <table:table-cell office:value-type="float" office:value="111" calcext:value-type="float">
            <text:p>111</text:p>
          </table:table-cell>
          <table:table-cell table:formula="of:=SUM([.S114])*(0.22)-0.58" office:value-type="float" office:value="23.84" calcext:value-type="float">
            <text:p>23,84</text:p>
          </table:table-cell>
        </table:table-row>
        <table:table-row table:style-name="ro1">
          <table:table-cell table:number-columns-repeated="18"/>
          <table:table-cell office:value-type="float" office:value="112" calcext:value-type="float">
            <text:p>112</text:p>
          </table:table-cell>
          <table:table-cell table:formula="of:=SUM([.S115])*(0.22)-0.58" office:value-type="float" office:value="24.06" calcext:value-type="float">
            <text:p>24,06</text:p>
          </table:table-cell>
        </table:table-row>
        <table:table-row table:style-name="ro1">
          <table:table-cell table:number-columns-repeated="18"/>
          <table:table-cell office:value-type="float" office:value="113" calcext:value-type="float">
            <text:p>113</text:p>
          </table:table-cell>
          <table:table-cell table:formula="of:=SUM([.S116])*(0.22)-0.58" office:value-type="float" office:value="24.28" calcext:value-type="float">
            <text:p>24,28</text:p>
          </table:table-cell>
        </table:table-row>
        <table:table-row table:style-name="ro1">
          <table:table-cell table:number-columns-repeated="18"/>
          <table:table-cell office:value-type="float" office:value="114" calcext:value-type="float">
            <text:p>114</text:p>
          </table:table-cell>
          <table:table-cell table:formula="of:=SUM([.S117])*(0.22)-0.58" office:value-type="float" office:value="24.5" calcext:value-type="float">
            <text:p>24,5</text:p>
          </table:table-cell>
        </table:table-row>
        <table:table-row table:style-name="ro1">
          <table:table-cell table:number-columns-repeated="18"/>
          <table:table-cell office:value-type="float" office:value="115" calcext:value-type="float">
            <text:p>115</text:p>
          </table:table-cell>
          <table:table-cell table:formula="of:=SUM([.S118])*(0.22)-0.58" office:value-type="float" office:value="24.72" calcext:value-type="float">
            <text:p>24,72</text:p>
          </table:table-cell>
        </table:table-row>
        <table:table-row table:style-name="ro1">
          <table:table-cell table:number-columns-repeated="18"/>
          <table:table-cell office:value-type="float" office:value="116" calcext:value-type="float">
            <text:p>116</text:p>
          </table:table-cell>
          <table:table-cell table:formula="of:=SUM([.S119])*(0.22)-0.58" office:value-type="float" office:value="24.94" calcext:value-type="float">
            <text:p>24,94</text:p>
          </table:table-cell>
        </table:table-row>
        <table:table-row table:style-name="ro1">
          <table:table-cell table:number-columns-repeated="18"/>
          <table:table-cell office:value-type="float" office:value="117" calcext:value-type="float">
            <text:p>117</text:p>
          </table:table-cell>
          <table:table-cell table:formula="of:=SUM([.S120])*(0.22)-0.58" office:value-type="float" office:value="25.16" calcext:value-type="float">
            <text:p>25,16</text:p>
          </table:table-cell>
        </table:table-row>
        <table:table-row table:style-name="ro1">
          <table:table-cell table:number-columns-repeated="18"/>
          <table:table-cell office:value-type="float" office:value="118" calcext:value-type="float">
            <text:p>118</text:p>
          </table:table-cell>
          <table:table-cell table:formula="of:=SUM([.S121])*(0.22)-0.58" office:value-type="float" office:value="25.38" calcext:value-type="float">
            <text:p>25,38</text:p>
          </table:table-cell>
        </table:table-row>
        <table:table-row table:style-name="ro1">
          <table:table-cell table:number-columns-repeated="18"/>
          <table:table-cell office:value-type="float" office:value="119" calcext:value-type="float">
            <text:p>119</text:p>
          </table:table-cell>
          <table:table-cell table:formula="of:=SUM([.S122])*(0.22)-0.58" office:value-type="float" office:value="25.6" calcext:value-type="float">
            <text:p>25,6</text:p>
          </table:table-cell>
        </table:table-row>
        <table:table-row table:style-name="ro1">
          <table:table-cell table:number-columns-repeated="18"/>
          <table:table-cell office:value-type="float" office:value="120" calcext:value-type="float">
            <text:p>120</text:p>
          </table:table-cell>
          <table:table-cell table:formula="of:=SUM([.S123])*(0.22)-0.58" office:value-type="float" office:value="25.82" calcext:value-type="float">
            <text:p>25,82</text:p>
          </table:table-cell>
        </table:table-row>
        <table:table-row table:style-name="ro1">
          <table:table-cell table:number-columns-repeated="18"/>
          <table:table-cell office:value-type="float" office:value="121" calcext:value-type="float">
            <text:p>121</text:p>
          </table:table-cell>
          <table:table-cell table:formula="of:=SUM([.S124])*(0.22)-0.58" office:value-type="float" office:value="26.04" calcext:value-type="float">
            <text:p>26,04</text:p>
          </table:table-cell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table:formula="of:=SUM([.S125])*(0.22)-0.58" office:value-type="float" office:value="26.26" calcext:value-type="float">
            <text:p>26,26</text:p>
          </table:table-cell>
        </table:table-row>
        <table:table-row table:style-name="ro1">
          <table:table-cell table:number-columns-repeated="18"/>
          <table:table-cell office:value-type="float" office:value="123" calcext:value-type="float">
            <text:p>123</text:p>
          </table:table-cell>
          <table:table-cell table:formula="of:=SUM([.S126])*(0.22)-0.58" office:value-type="float" office:value="26.48" calcext:value-type="float">
            <text:p>26,48</text:p>
          </table:table-cell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table:formula="of:=SUM([.S127])*(0.22)-0.58" office:value-type="float" office:value="26.7" calcext:value-type="float">
            <text:p>26,7</text:p>
          </table:table-cell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table:formula="of:=SUM([.S128])*(0.22)-0.58" office:value-type="float" office:value="26.92" calcext:value-type="float">
            <text:p>26,92</text:p>
          </table:table-cell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table:formula="of:=SUM([.S129])*(0.22)-0.58" office:value-type="float" office:value="27.14" calcext:value-type="float">
            <text:p>27,14</text:p>
          </table:table-cell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table:formula="of:=SUM([.S130])*(0.22)-0.58" office:value-type="float" office:value="27.36" calcext:value-type="float">
            <text:p>27,36</text:p>
          </table:table-cell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table:formula="of:=SUM([.S131])*(0.22)-0.58" office:value-type="float" office:value="27.58" calcext:value-type="float">
            <text:p>27,58</text:p>
          </table:table-cell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table:formula="of:=SUM([.S132])*(0.22)-0.58" office:value-type="float" office:value="27.8" calcext:value-type="float">
            <text:p>27,8</text:p>
          </table:table-cell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table:formula="of:=SUM([.S133])*(0.22)-0.58" office:value-type="float" office:value="28.02" calcext:value-type="float">
            <text:p>28,02</text:p>
          </table:table-cell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table:formula="of:=SUM([.S134])*(0.22)-0.58" office:value-type="float" office:value="28.24" calcext:value-type="float">
            <text:p>28,24</text:p>
          </table:table-cell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table:formula="of:=SUM([.S135])*(0.22)-0.58" office:value-type="float" office:value="28.46" calcext:value-type="float">
            <text:p>28,46</text:p>
          </table:table-cell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table:formula="of:=SUM([.S136])*(0.22)-0.58" office:value-type="float" office:value="28.68" calcext:value-type="float">
            <text:p>28,68</text:p>
          </table:table-cell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table:formula="of:=SUM([.S137])*(0.22)-0.58" office:value-type="float" office:value="28.9" calcext:value-type="float">
            <text:p>28,9</text:p>
          </table:table-cell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table:formula="of:=SUM([.S138])*(0.22)-0.58" office:value-type="float" office:value="29.12" calcext:value-type="float">
            <text:p>29,12</text:p>
          </table:table-cell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table:formula="of:=SUM([.S139])*(0.22)-0.58" office:value-type="float" office:value="29.34" calcext:value-type="float">
            <text:p>29,34</text:p>
          </table:table-cell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table:formula="of:=SUM([.S140])*(0.22)-0.58" office:value-type="float" office:value="29.56" calcext:value-type="float">
            <text:p>29,56</text:p>
          </table:table-cell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table:formula="of:=SUM([.S141])*(0.22)-0.58" office:value-type="float" office:value="29.78" calcext:value-type="float">
            <text:p>29,78</text:p>
          </table:table-cell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table:formula="of:=SUM([.S142])*(0.22)-0.58" office:value-type="float" office:value="30" calcext:value-type="float">
            <text:p>30</text:p>
          </table:table-cell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table:formula="of:=SUM([.S143])*(0.22)-0.58" office:value-type="float" office:value="30.22" calcext:value-type="float">
            <text:p>30,22</text:p>
          </table:table-cell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table:formula="of:=SUM([.S144])*(0.22)-0.58" office:value-type="float" office:value="30.44" calcext:value-type="float">
            <text:p>30,44</text:p>
          </table:table-cell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table:formula="of:=SUM([.S145])*(0.22)-0.58" office:value-type="float" office:value="30.66" calcext:value-type="float">
            <text:p>30,66</text:p>
          </table:table-cell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table:formula="of:=SUM([.S146])*(0.22)-0.58" office:value-type="float" office:value="30.88" calcext:value-type="float">
            <text:p>30,88</text:p>
          </table:table-cell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table:formula="of:=SUM([.S147])*(0.22)-0.58" office:value-type="float" office:value="31.1" calcext:value-type="float">
            <text:p>31,1</text:p>
          </table:table-cell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table:formula="of:=SUM([.S148])*(0.22)-0.58" office:value-type="float" office:value="31.32" calcext:value-type="float">
            <text:p>31,32</text:p>
          </table:table-cell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table:formula="of:=SUM([.S149])*(0.22)-0.58" office:value-type="float" office:value="31.54" calcext:value-type="float">
            <text:p>31,54</text:p>
          </table:table-cell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table:formula="of:=SUM([.S150])*(0.22)-0.58" office:value-type="float" office:value="31.76" calcext:value-type="float">
            <text:p>31,76</text:p>
          </table:table-cell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table:formula="of:=SUM([.S151])*(0.22)-0.58" office:value-type="float" office:value="31.98" calcext:value-type="float">
            <text:p>31,98</text:p>
          </table:table-cell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table:formula="of:=SUM([.S152])*(0.22)-0.58" office:value-type="float" office:value="32.2" calcext:value-type="float">
            <text:p>32,2</text:p>
          </table:table-cell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table:formula="of:=SUM([.S153])*(0.22)-0.58" office:value-type="float" office:value="32.42" calcext:value-type="float">
            <text:p>32,42</text:p>
          </table:table-cell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table:formula="of:=SUM([.S154])*(0.22)-0.58" office:value-type="float" office:value="32.64" calcext:value-type="float">
            <text:p>32,64</text:p>
          </table:table-cell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table:formula="of:=SUM([.S155])*(0.22)-0.58" office:value-type="float" office:value="32.86" calcext:value-type="float">
            <text:p>32,86</text:p>
          </table:table-cell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table:formula="of:=SUM([.S156])*(0.22)-0.58" office:value-type="float" office:value="33.08" calcext:value-type="float">
            <text:p>33,08</text:p>
          </table:table-cell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table:formula="of:=SUM([.S157])*(0.22)-0.58" office:value-type="float" office:value="33.3" calcext:value-type="float">
            <text:p>33,3</text:p>
          </table:table-cell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table:formula="of:=SUM([.S158])*(0.22)-0.58" office:value-type="float" office:value="33.52" calcext:value-type="float">
            <text:p>33,52</text:p>
          </table:table-cell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table:formula="of:=SUM([.S159])*(0.22)-0.58" office:value-type="float" office:value="33.74" calcext:value-type="float">
            <text:p>33,74</text:p>
          </table:table-cell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table:formula="of:=SUM([.S160])*(0.22)-0.58" office:value-type="float" office:value="33.96" calcext:value-type="float">
            <text:p>33,96</text:p>
          </table:table-cell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table:formula="of:=SUM([.S161])*(0.22)-0.58" office:value-type="float" office:value="34.18" calcext:value-type="float">
            <text:p>34,18</text:p>
          </table:table-cell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table:formula="of:=SUM([.S162])*(0.22)-0.58" office:value-type="float" office:value="34.4" calcext:value-type="float">
            <text:p>34,4</text:p>
          </table:table-cell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table:formula="of:=SUM([.S163])*(0.22)-0.58" office:value-type="float" office:value="34.62" calcext:value-type="float">
            <text:p>34,62</text:p>
          </table:table-cell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table:formula="of:=SUM([.S164])*(0.22)-0.58" office:value-type="float" office:value="34.84" calcext:value-type="float">
            <text:p>34,84</text:p>
          </table:table-cell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table:formula="of:=SUM([.S165])*(0.22)-0.58" office:value-type="float" office:value="35.06" calcext:value-type="float">
            <text:p>35,06</text:p>
          </table:table-cell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table:formula="of:=SUM([.S166])*(0.22)-0.58" office:value-type="float" office:value="35.28" calcext:value-type="float">
            <text:p>35,28</text:p>
          </table:table-cell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table:formula="of:=SUM([.S167])*(0.22)-0.58" office:value-type="float" office:value="35.5" calcext:value-type="float">
            <text:p>35,5</text:p>
          </table:table-cell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table:formula="of:=SUM([.S168])*(0.22)-0.58" office:value-type="float" office:value="35.72" calcext:value-type="float">
            <text:p>35,72</text:p>
          </table:table-cell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table:formula="of:=SUM([.S169])*(0.22)-0.58" office:value-type="float" office:value="35.94" calcext:value-type="float">
            <text:p>35,94</text:p>
          </table:table-cell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table:formula="of:=SUM([.S170])*(0.22)-0.58" office:value-type="float" office:value="36.16" calcext:value-type="float">
            <text:p>36,16</text:p>
          </table:table-cell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table:formula="of:=SUM([.S171])*(0.22)-0.58" office:value-type="float" office:value="36.38" calcext:value-type="float">
            <text:p>36,38</text:p>
          </table:table-cell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table:formula="of:=SUM([.S172])*(0.22)-0.58" office:value-type="float" office:value="36.6" calcext:value-type="float">
            <text:p>36,6</text:p>
          </table:table-cell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table:formula="of:=SUM([.S173])*(0.22)-0.58" office:value-type="float" office:value="36.82" calcext:value-type="float">
            <text:p>36,82</text:p>
          </table:table-cell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table:formula="of:=SUM([.S174])*(0.22)-0.58" office:value-type="float" office:value="37.04" calcext:value-type="float">
            <text:p>37,04</text:p>
          </table:table-cell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table:formula="of:=SUM([.S175])*(0.22)-0.58" office:value-type="float" office:value="37.26" calcext:value-type="float">
            <text:p>37,26</text:p>
          </table:table-cell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table:formula="of:=SUM([.S176])*(0.22)-0.58" office:value-type="float" office:value="37.48" calcext:value-type="float">
            <text:p>37,48</text:p>
          </table:table-cell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table:formula="of:=SUM([.S177])*(0.22)-0.58" office:value-type="float" office:value="37.7" calcext:value-type="float">
            <text:p>37,7</text:p>
          </table:table-cell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table:formula="of:=SUM([.S178])*(0.22)-0.58" office:value-type="float" office:value="37.92" calcext:value-type="float">
            <text:p>37,92</text:p>
          </table:table-cell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table:formula="of:=SUM([.S179])*(0.22)-0.58" office:value-type="float" office:value="38.14" calcext:value-type="float">
            <text:p>38,14</text:p>
          </table:table-cell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table:formula="of:=SUM([.S180])*(0.22)-0.58" office:value-type="float" office:value="38.36" calcext:value-type="float">
            <text:p>38,36</text:p>
          </table:table-cell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table:formula="of:=SUM([.S181])*(0.22)-0.58" office:value-type="float" office:value="38.58" calcext:value-type="float">
            <text:p>38,58</text:p>
          </table:table-cell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table:formula="of:=SUM([.S182])*(0.22)-0.58" office:value-type="float" office:value="38.8" calcext:value-type="float">
            <text:p>38,8</text:p>
          </table:table-cell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table:formula="of:=SUM([.S183])*(0.22)-0.58" office:value-type="float" office:value="39.02" calcext:value-type="float">
            <text:p>39,02</text:p>
          </table:table-cell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table:formula="of:=SUM([.S184])*(0.22)-0.58" office:value-type="float" office:value="39.24" calcext:value-type="float">
            <text:p>39,24</text:p>
          </table:table-cell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table:formula="of:=SUM([.S185])*(0.22)-0.58" office:value-type="float" office:value="39.46" calcext:value-type="float">
            <text:p>39,46</text:p>
          </table:table-cell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table:formula="of:=SUM([.S186])*(0.22)-0.58" office:value-type="float" office:value="39.68" calcext:value-type="float">
            <text:p>39,68</text:p>
          </table:table-cell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table:formula="of:=SUM([.S187])*(0.22)-0.58" office:value-type="float" office:value="39.9" calcext:value-type="float">
            <text:p>39,9</text:p>
          </table:table-cell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table:formula="of:=SUM([.S188])*(0.22)-0.58" office:value-type="float" office:value="40.12" calcext:value-type="float">
            <text:p>40,12</text:p>
          </table:table-cell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table:formula="of:=SUM([.S189])*(0.22)-0.58" office:value-type="float" office:value="40.34" calcext:value-type="float">
            <text:p>40,34</text:p>
          </table:table-cell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table:formula="of:=SUM([.S190])*(0.22)-0.58" office:value-type="float" office:value="40.56" calcext:value-type="float">
            <text:p>40,56</text:p>
          </table:table-cell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table:formula="of:=SUM([.S191])*(0.22)-0.58" office:value-type="float" office:value="40.78" calcext:value-type="float">
            <text:p>40,78</text:p>
          </table:table-cell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table:formula="of:=SUM([.S192])*(0.22)-0.58" office:value-type="float" office:value="41" calcext:value-type="float">
            <text:p>41</text:p>
          </table:table-cell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table:formula="of:=SUM([.S193])*(0.22)-0.58" office:value-type="float" office:value="41.22" calcext:value-type="float">
            <text:p>41,22</text:p>
          </table:table-cell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table:formula="of:=SUM([.S194])*(0.22)-0.58" office:value-type="float" office:value="41.44" calcext:value-type="float">
            <text:p>41,44</text:p>
          </table:table-cell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table:formula="of:=SUM([.S195])*(0.22)-0.58" office:value-type="float" office:value="41.66" calcext:value-type="float">
            <text:p>41,66</text:p>
          </table:table-cell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table:formula="of:=SUM([.S196])*(0.22)-0.58" office:value-type="float" office:value="41.88" calcext:value-type="float">
            <text:p>41,88</text:p>
          </table:table-cell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table:formula="of:=SUM([.S197])*(0.22)-0.58" office:value-type="float" office:value="42.1" calcext:value-type="float">
            <text:p>42,1</text:p>
          </table:table-cell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table:formula="of:=SUM([.S198])*(0.22)-0.58" office:value-type="float" office:value="42.32" calcext:value-type="float">
            <text:p>42,32</text:p>
          </table:table-cell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table:formula="of:=SUM([.S199])*(0.22)-0.58" office:value-type="float" office:value="42.54" calcext:value-type="float">
            <text:p>42,54</text:p>
          </table:table-cell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table:formula="of:=SUM([.S200])*(0.22)-0.58" office:value-type="float" office:value="42.76" calcext:value-type="float">
            <text:p>42,76</text:p>
          </table:table-cell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table:formula="of:=SUM([.S201])*(0.22)-0.58" office:value-type="float" office:value="42.98" calcext:value-type="float">
            <text:p>42,98</text:p>
          </table:table-cell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table:formula="of:=SUM([.S202])*(0.22)-0.58" office:value-type="float" office:value="43.2" calcext:value-type="float">
            <text:p>43,2</text:p>
          </table:table-cell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table:formula="of:=SUM([.S203])*(0.22)-0.58" office:value-type="float" office:value="43.42" calcext:value-type="float">
            <text:p>43,42</text:p>
          </table:table-cell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table:formula="of:=SUM([.S204])*(0.22)-0.58" office:value-type="float" office:value="43.64" calcext:value-type="float">
            <text:p>43,64</text:p>
          </table:table-cell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table:formula="of:=SUM([.S205])*(0.22)-0.58" office:value-type="float" office:value="43.86" calcext:value-type="float">
            <text:p>43,86</text:p>
          </table:table-cell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table:formula="of:=SUM([.S206])*(0.22)-0.58" office:value-type="float" office:value="44.08" calcext:value-type="float">
            <text:p>44,08</text:p>
          </table:table-cell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table:formula="of:=SUM([.S207])*(0.22)-0.58" office:value-type="float" office:value="44.3" calcext:value-type="float">
            <text:p>44,3</text:p>
          </table:table-cell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table:formula="of:=SUM([.S208])*(0.22)-0.58" office:value-type="float" office:value="44.52" calcext:value-type="float">
            <text:p>44,52</text:p>
          </table:table-cell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table:formula="of:=SUM([.S209])*(0.22)-0.58" office:value-type="float" office:value="44.74" calcext:value-type="float">
            <text:p>44,74</text:p>
          </table:table-cell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table:formula="of:=SUM([.S210])*(0.22)-0.58" office:value-type="float" office:value="44.96" calcext:value-type="float">
            <text:p>44,96</text:p>
          </table:table-cell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table:formula="of:=SUM([.S211])*(0.22)-0.58" office:value-type="float" office:value="45.18" calcext:value-type="float">
            <text:p>45,18</text:p>
          </table:table-cell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table:formula="of:=SUM([.S212])*(0.22)-0.58" office:value-type="float" office:value="45.4" calcext:value-type="float">
            <text:p>45,4</text:p>
          </table:table-cell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table:formula="of:=SUM([.S213])*(0.22)-0.58" office:value-type="float" office:value="45.62" calcext:value-type="float">
            <text:p>45,62</text:p>
          </table:table-cell>
        </table:table-row>
      </table:table>
      <table:named-expressions/>
      <table:database-ranges>
        <table:database-range table:name="__Anonymous_Sheet_DB__0" table:target-range-address="Sheet1.A3:Sheet1.M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number:text>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number:text> 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number:text> - </number:text>
    </number:number-style>
    <number:text-style style:name="N10126" number:language="nb" number:country="N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number:text> kr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number:text> kr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number:text> kr - </number:text>
    </number:number-style>
    <number:text-style style:name="N10130" number:language="nb" number:country="N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number:text> </number:text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number:text> 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number:text> 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number:text> kr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number:text> kr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number:text> kr 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nb" number:country="NO">
      <number:minutes number:style="long"/>
      <number:text>:</number:text>
      <number:seconds number:style="long"/>
    </number:time-style>
    <number:time-style style:name="N10140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nb" number:country="NO">
      <number:minutes number:style="long"/>
      <number:text>:</number:text>
      <number:seconds number:style="long" number:decimal-places="1"/>
    </number:time-style>
    <number:number-style style:name="N10142" number:language="nb" number:country="NO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6P2" style:volatile="true" number:language="nb" number:country="NO">
      <loext:text> </loext:text>
      <loext:fill-character> </loext:fill-character>
      <number:text>- </number:text>
    </number:number-style>
    <number:text-style style:name="N10146" number:language="nb" number:country="NO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0P2" style:volatile="true" number:language="nb" number:country="NO">
      <loext:text> kr </loext:text>
      <loext:fill-character> </loext:fill-character>
      <number:text>- </number:text>
    </number:number-style>
    <number:text-style style:name="N10150" number:language="nb" number:country="NO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4" number:language="nb" number:country="NO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nb" number:country="NO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.00.0000</text:date>, <text:time style:data-style-name="N2" text:time-value="04:43:42.1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1:27:09.786000000</meta:creation-date>
    <dc:date>2018-11-06T05:09:56.036000000</dc:date>
    <meta:editing-duration>PT15H30M9S</meta:editing-duration>
    <meta:editing-cycles>10</meta:editing-cycles>
    <meta:generator>LibreOffice/5.0.2.2$Windows_x86 LibreOffice_project/37b43f919e4de5eeaca9b9755ed688758a8251fe</meta:generator>
    <meta:document-statistic meta:table-count="1" meta:cell-count="1172" meta:object-count="0"/>
  </office:meta>
</office:document-meta>
</file>